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4896in" fo:margin-top="0in" fo:margin-bottom="0in" style:page-number="auto" table:align="right" style:writing-mode="lr-tb"/>
    </style:style>
    <style:style style:name="Table1.A" style:family="table-column">
      <style:table-column-properties style:column-width="6.4896in"/>
    </style:style>
    <style:style style:name="Table1.1" style:family="table-row">
      <style:table-row-properties style:min-row-height="2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1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4f81bd"/>
    </style:style>
    <style:style style:name="Table1.3" style:family="table-row">
      <style:table-row-properties style:min-row-height="0.5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4f81bd" fo:border-bottom="none"/>
    </style:style>
    <style:style style:name="Table1.4" style:family="table-row">
      <style:table-row-properties style:min-row-height="0.25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6.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fo:color="#365f91" style:font-name="Cambria" fo:font-size="14pt" fo:font-weight="bold" style:font-size-asian="14pt" style:language-asian="ja" style:country-asian="JP" style:font-weight-asian="bold" style:font-name-complex="F" style:font-size-complex="14pt" style:font-weight-complex="bold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Heading_20_1">
      <style:paragraph-properties fo:line-height="200%" fo:break-before="page"/>
    </style:style>
    <style:style style:name="P5" style:family="paragraph" style:parent-style-name="Heading_20_2">
      <style:paragraph-properties fo:line-height="200%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officeooo:paragraph-rsid="001ea3c6"/>
    </style:style>
    <style:style style:name="P10" style:family="paragraph" style:parent-style-name="No_20_Spacing">
      <style:paragraph-properties fo:text-align="center" style:justify-single-word="false"/>
      <style:text-properties officeooo:rsid="001ea3c6" officeooo:paragraph-rsid="001ea3c6"/>
    </style:style>
    <style:style style:name="P1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>
      <style:paragraph-properties fo:text-align="start"/>
    </style:style>
    <style:style style:name="T1" style:family="text">
      <style:text-properties fo:text-transform="uppercase" style:font-name="Cambria" style:font-name-complex="F"/>
    </style:style>
    <style:style style:name="T2" style:family="text">
      <style:text-properties style:font-name="Cambria" fo:font-size="40pt" style:font-size-asian="40pt" style:font-name-complex="F" style:font-size-complex="40pt"/>
    </style:style>
    <style:style style:name="T3" style:family="text">
      <style:text-properties style:font-name="Cambria" fo:font-size="22pt" style:font-size-asian="22pt" style:font-name-complex="F" style:font-size-complex="22pt"/>
    </style:style>
    <style:style style:name="T4" style:family="text">
      <style:text-properties style:font-name="Cambria" fo:font-size="22pt" officeooo:rsid="001ea3c6" style:font-size-asian="22pt" style:font-name-complex="F" style:font-size-complex="22pt"/>
    </style:style>
    <style:style style:name="T5" style:family="text">
      <style:text-properties style:font-name-complex="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text:display="none"/>
    </style:style>
    <style:style style:name="T8" style:family="text">
      <style:text-properties style:font-name="Courier New" fo:font-size="10pt" style:font-name-asian="Times New Roman2" style:font-size-asian="10pt" style:font-name-complex="Courier New1" style:font-size-complex="10pt"/>
    </style:style>
    <style:style style:name="T9" style:family="text">
      <style:text-properties style:font-name="Courier New" fo:font-size="10pt" style:font-size-asian="10pt" style:font-name-complex="Courier New1" style:font-size-complex="10pt"/>
    </style:style>
    <style:style style:name="T10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1" style:family="text">
      <style:text-properties fo:font-variant="normal" fo:text-transform="none" fo:color="#000000" style:font-name="Cambria" fo:font-size="40pt" fo:letter-spacing="normal" fo:font-style="normal" fo:font-weight="normal" style:font-size-asian="40pt" style:font-name-complex="F" style:font-size-complex="40pt"/>
    </style:style>
    <style:style style:name="fr1" style:family="graphic" style:parent-style-name="Frame">
      <style:graphic-properties fo:margin-left="0in" fo:margin-right="0in" fo:margin-top="0in" fo:margin-bottom="0in" style:vertical-pos="bottom" style:vertical-rel="page-content" style:horizontal-pos="center" style:horizontal-rel="page-content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3-11-01" form:min-value="1800-01-01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10/30/2013"/>
              <form:property form:property-name="Text" office:value-type="string" office:string-value="11/01/2013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">Kennesaw state university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2">ICPC </text:span><text:span text:style-name="T11">Reference</text:span><text:span text:style-name="T2"> Sheet</text:span></text:p>
          </table:table-cell>
        </table:table-row>
        <table:table-row table:style-name="Table1.3">
          <table:table-cell table:style-name="Table1.A3" office:value-type="string">
            <text:p text:style-name="P8"><text:span text:style-name="T3">Zack Ritter </text:span><text:span text:style-name="T4">and Michael Hug</text:span></text:p>
          </table:table-cell>
        </table:table-row>
        <table:table-row table:style-name="Table1.4">
          <table:table-cell table:style-name="Table1.A4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8"><text:span text:style-name="T6"/></text:p>
          </table:table-cell>
        </table:table-row>
        <table:table-row table:style-name="Table1.4">
          <table:table-cell table:style-name="Table1.A4" office:value-type="string">
            <text:p text:style-name="P8"><draw:control text:anchor-type="as-char" draw:z-index="0" draw:style-name="gr1" draw:text-style-name="P13" svg:width="1.165in" svg:height="0.2276in" draw:control="control1"/></text:p>
          </table:table-cell>
        </table:table-row>
      </table:table>
      <text:p text:style-name="Standard"/>
      <text:p text:style-name="Standard"/>
      <text:p text:style-name="Standard"><draw:frame draw:style-name="fr1" draw:name="Frame1" text:anchor-type="paragraph" svg:width="0.0161in" style:rel-width="100%" draw:z-index="1"><draw:text-box fo:min-height="0in"><table:table table:name="Table2" table:style-name="Table2"><table:table-column table:style-name="Table2.A"/><table:table-row table:style-name="Table2.1"><table:table-cell table:style-name="Table2.A1" office:value-type="string"><text:p text:style-name="No_20_Spacing">This document contains references for many areas of programming, and covers Dynamic programming, graph theory, data structures, and more.</text:p></table:table-cell></table:table-row></table:table></draw:text-box></draw:frame></text:p>
      <text:p text:style-name="P1"/>
      <text:p text:style-name="P6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_RefHeading__3761_860660071" text:style-name="Index_20_Link" text:visited-style-name="Index_20_Link">Graph Theory<text:tab/>3</text:a></text:p>
          <text:p text:style-name="P11"><text:a xlink:type="simple" xlink:href="#__RefHeading__3763_860660071" text:style-name="Index_20_Link" text:visited-style-name="Index_20_Link">Dijsktra’s Shortest Path Algorithm<text:tab/>3</text:a></text:p>
          <text:p text:style-name="P11"><text:a xlink:type="simple" xlink:href="#__RefHeading__3765_860660071" text:style-name="Index_20_Link" text:visited-style-name="Index_20_Link">Dijsktra’s Algorithm for Adjacency List Representation<text:tab/>4</text:a></text:p>
          <text:p text:style-name="P11"><text:a xlink:type="simple" xlink:href="#__RefHeading__3767_860660071" text:style-name="Index_20_Link" text:visited-style-name="Index_20_Link">Prim’s Minimum Spanning Tree for Adjacency List Representationi<text:tab/>9</text:a></text:p>
          <text:p text:style-name="P11"><text:a xlink:type="simple" xlink:href="#__RefHeading__3769_860660071" text:style-name="Index_20_Link" text:visited-style-name="Index_20_Link">Prim’s Minimum Spanning Tree Algorithm<text:tab/>14</text:a></text:p>
          <text:p text:style-name="P11"><text:a xlink:type="simple" xlink:href="#__RefHeading__3771_860660071" text:style-name="Index_20_Link" text:visited-style-name="Index_20_Link">Kruskal’s Minimum Spanning Tree Algorithm<text:tab/>16</text:a></text:p>
          <text:p text:style-name="P7"><text:a xlink:type="simple" xlink:href="#__RefHeading__3773_860660071" text:style-name="Index_20_Link" text:visited-style-name="Index_20_Link">Dynamic Programming<text:tab/>18</text:a></text:p>
          <text:p text:style-name="P11"><text:a xlink:type="simple" xlink:href="#__RefHeading__3775_860660071" text:style-name="Index_20_Link" text:visited-style-name="Index_20_Link">Longest Increasing Subsequence<text:tab/>18</text:a></text:p>
          <text:p text:style-name="P11"><text:a xlink:type="simple" xlink:href="#__RefHeading__3777_860660071" text:style-name="Index_20_Link" text:visited-style-name="Index_20_Link">Longest Common Subsequence<text:tab/>19</text:a></text:p>
          <text:p text:style-name="P11"><text:a xlink:type="simple" xlink:href="#__RefHeading__3779_860660071" text:style-name="Index_20_Link" text:visited-style-name="Index_20_Link">Minimum Cost Path<text:tab/>19</text:a></text:p>
          <text:p text:style-name="P11"><text:a xlink:type="simple" xlink:href="#__RefHeading__3781_860660071" text:style-name="Index_20_Link" text:visited-style-name="Index_20_Link">Matrix Chain Multiplication<text:tab/>20</text:a></text:p>
          <text:p text:style-name="P11"><text:a xlink:type="simple" xlink:href="#__RefHeading__3783_860660071" text:style-name="Index_20_Link" text:visited-style-name="Index_20_Link">Knapsack Problem<text:tab/>21</text:a></text:p>
          <text:p text:style-name="P11"><text:a xlink:type="simple" xlink:href="#__RefHeading__3785_860660071" text:style-name="Index_20_Link" text:visited-style-name="Index_20_Link">Longest Palindromic Subsequence<text:tab/>21</text:a></text:p>
          <text:p text:style-name="P11"><text:a xlink:type="simple" xlink:href="#__RefHeading__3787_860660071" text:style-name="Index_20_Link" text:visited-style-name="Index_20_Link">Maximum Sum Increasing Subsequence<text:tab/>22</text:a></text:p>
          <text:p text:style-name="P11"><text:a xlink:type="simple" xlink:href="#__RefHeading__3789_860660071" text:style-name="Index_20_Link" text:visited-style-name="Index_20_Link">Ugly Numbers<text:tab/>23</text:a></text:p>
          <text:p text:style-name="P11"><text:a xlink:type="simple" xlink:href="#__RefHeading__3791_860660071" text:style-name="Index_20_Link" text:visited-style-name="Index_20_Link">Bellman-Ford Algorithm<text:tab/>24</text:a></text:p>
          <text:p text:style-name="P11"><text:a xlink:type="simple" xlink:href="#__RefHeading__3793_860660071" text:style-name="Index_20_Link" text:visited-style-name="Index_20_Link">Floyd-Warshall Algorithm<text:tab/>25</text:a></text:p>
          <text:p text:style-name="P11"><text:a xlink:type="simple" xlink:href="#__RefHeading__3795_860660071" text:style-name="Index_20_Link" text:visited-style-name="Index_20_Link">Binary Search Tree<text:tab/>26</text:a></text:p>
        </text:index-body>
      </text:table-of-content>
      <text:p text:style-name="Standard"><text:a xlink:type="simple" xlink:href="#_Toc370908318"/></text:p>
      <text:p text:style-name="P1"/>
      <text:h text:style-name="P4" text:outline-level="1"><text:bookmark-start text:name="__RefHeading__3761_860660071"/><text:bookmark-start text:name="_Toc370908318"/>Graph Theory<text:bookmark-end text:name="__RefHeading__3761_860660071"/><text:bookmark-end text:name="_Toc370908318"/></text:h>
      <text:h text:style-name="P5" text:outline-level="2"><text:bookmark-start text:name="__RefHeading__3763_860660071"/><text:bookmark-start text:name="_Toc370908319"/>Dijsktra’s Shortest Path Algorithm<text:bookmark-end text:name="__RefHeading__3763_860660071"/><text:bookmark-end text:name="_Toc370908319"/></text:h>
      <text:p text:style-name="Standard"><text:span text:style-name="T8">// Number of vertices in the graph</text:span></text:p>
      <text:p text:style-name="P3"><text:span text:style-name="T8">#define V 9</text:span></text:p>
      <text:p text:style-name="P3"><text:span text:style-name="T10"> </text:span></text:p>
      <text:p text:style-name="P3"><text:span text:style-name="T8">// A utility function to find the vertex with minimum distance value, from</text:span></text:p>
      <text:p text:style-name="P3"><text:span text:style-name="T8">// the set of vertices not yet included in shortest path tree</text:span></text:p>
      <text:p text:style-name="P3"><text:span text:style-name="T8">int</text:span><text:span text:style-name="T10"> </text:span><text:span text:style-name="T8">minDistance(int</text:span><text:span text:style-name="T10"> </text:span><text:span text:style-name="T8">dist[], bool</text:span><text:span text:style-name="T10"> </text:span><text:span text:style-name="T8">sptSet[])</text:span></text:p>
      <text:p text:style-name="P3"><text:span text:style-name="T8">{</text:span></text:p>
      <text:p text:style-name="P3"><text:span text:style-name="T8">   // Initialize min value</text:span></text:p>
      <text:p text:style-name="P3"><text:span text:style-name="T8">   int</text:span><text:span text:style-name="T10"> </text:span><text:span text:style-name="T8">min = INT_MAX, min_index;</text:span></text:p>
      <text:p text:style-name="P3"><text:span text:style-name="T10"> </text:span></text:p>
      <text:p text:style-name="P3"><text:span text:style-name="T8">   for</text:span><text:span text:style-name="T10"> </text:span><text:span text:style-name="T8">(int</text:span><text:span text:style-name="T10"> </text:span><text:span text:style-name="T8">v = 0; v &lt; V; v++)</text:span></text:p>
      <text:p text:style-name="P3"><text:span text:style-name="T8">     if</text:span><text:span text:style-name="T10"> </text:span><text:span text:style-name="T8">(sptSet[v] == false</text:span><text:span text:style-name="T10"> </text:span><text:span text:style-name="T8">&amp;&amp; dist[v] &lt;= min)</text:span></text:p>
      <text:p text:style-name="P3"><text:span text:style-name="T8">         min = dist[v], min_index = v;</text:span></text:p>
      <text:p text:style-name="P3"><text:span text:style-name="T10"> </text:span></text:p>
      <text:p text:style-name="P3"><text:span text:style-name="T8">   return</text:span><text:span text:style-name="T10"> </text:span><text:span text:style-name="T8">min_index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o print the constructed distance array</text:span></text:p>
      <text:p text:style-name="P3"><text:span text:style-name="T8">int</text:span><text:span text:style-name="T10"> </text:span><text:span text:style-name="T8">printSolution(int</text:span><text:span text:style-name="T10"> </text:span><text:span text:style-name="T8">dist[], int</text:span><text:span text:style-name="T10"> </text:span><text:span text:style-name="T8">n)</text:span></text:p>
      <text:p text:style-name="P3"><text:span text:style-name="T8">{</text:span></text:p>
      <text:p text:style-name="P3"><text:span text:style-name="T8">   printf("Vertex   Distance from Source\n");</text:span></text:p>
      <text:p text:style-name="P3"><text:span text:style-name="T8">   for</text:span><text:span text:style-name="T10"> </text:span><text:span text:style-name="T8">(int</text:span><text:span text:style-name="T10"> </text:span><text:span text:style-name="T8">i = 0; i &lt; V; i++)</text:span></text:p>
      <text:p text:style-name="P3"><text:span text:style-name="T8">      printf("%d \t\t %d\n", i, dist[i]);</text:span></text:p>
      <text:p text:style-name="P3"><text:span text:style-name="T8">}</text:span></text:p>
      <text:p text:style-name="P3"><text:span text:style-name="T10"> </text:span></text:p>
      <text:p text:style-name="P3"><text:span text:style-name="T8">// Funtion that implements Dijkstra's single source shortest path algorithm</text:span></text:p>
      <text:p text:style-name="P3"><text:span text:style-name="T8">// for a graph represented using adjacency matrix representation</text:span></text:p>
      <text:p text:style-name="P3"><text:span text:style-name="T8">void</text:span><text:span text:style-name="T10"> </text:span><text:span text:style-name="T8">dijkstra(int</text:span><text:span text:style-name="T10"> </text:span><text:span text:style-name="T8">graph[V][V], int</text:span><text:span text:style-name="T10"> </text:span><text:span text:style-name="T8">src)</text:span></text:p>
      <text:p text:style-name="P3"><text:span text:style-name="T8">{</text:span></text:p>
      <text:p text:style-name="P3"><text:span text:style-name="T8">     int</text:span><text:span text:style-name="T10"> </text:span><text:span text:style-name="T8">dist[V];     // The output array.  dist[i] will hold the shortest</text:span></text:p>
      <text:p text:style-name="P3"><text:span text:style-name="T8">                      // distance from src to i</text:span></text:p>
      <text:p text:style-name="P3"><text:span text:style-name="T10"> </text:span></text:p>
      <text:p text:style-name="P3"><text:span text:style-name="T8">     bool</text:span><text:span text:style-name="T10"> </text:span><text:span text:style-name="T8">sptSet[V]; // sptSet[i] will true if vertex i is included in shortest</text:span></text:p>
      <text:p text:style-name="P3"><text:span text:style-name="T8">                     // path tree or shortest distance from src to i is finalized</text:span></text:p>
      <text:p text:style-name="P3"><text:span text:style-name="T10"> </text:span></text:p>
      <text:p text:style-name="P3"><text:span text:style-name="T8">     // Initialize all distances as INFINITE and stpSet[] as false</text:span></text:p>
      <text:p text:style-name="P3"><text:span text:style-name="T8">     for</text:span><text:span text:style-name="T10"> </text:span><text:span text:style-name="T8">(int</text:span><text:span text:style-name="T10"> </text:span><text:span text:style-name="T8">i = 0; i &lt; V; i++)</text:span></text:p>
      <text:p text:style-name="P3"><text:span text:style-name="T8">        dist[i] = INT_MAX, sptSet[i] = false;</text:span></text:p>
      <text:p text:style-name="P3"><text:span text:style-name="T10"> </text:span></text:p>
      <text:p text:style-name="P3"><text:span text:style-name="T8">     // Distance of source vertex from itself is always 0</text:span></text:p>
      <text:p text:style-name="P3"><text:span text:style-name="T8">     dist[src] = 0;</text:span></text:p>
      <text:p text:style-name="P3"><text:span text:style-name="T10"> </text:span></text:p>
      <text:p text:style-name="P3"><text:span text:style-name="T8">     // Find shortest path for all vertices</text:span></text:p>
      <text:p text:style-name="P3"><text:soft-page-break/><text:span text:style-name="T8">     for</text:span><text:span text:style-name="T10"> </text:span><text:span text:style-name="T8">(int</text:span><text:span text:style-name="T10"> </text:span><text:span text:style-name="T8">count = 0; count &lt; V-1; count++)</text:span></text:p>
      <text:p text:style-name="P3"><text:span text:style-name="T8">     {</text:span></text:p>
      <text:p text:style-name="P3"><text:span text:style-name="T8">       // Pick the minimum distance vertex from the set of vertices not</text:span></text:p>
      <text:p text:style-name="P3"><text:span text:style-name="T8">       // yet processed. u is always equal to src in first iteration.</text:span></text:p>
      <text:p text:style-name="P3"><text:span text:style-name="T8">       int</text:span><text:span text:style-name="T10"> </text:span><text:span text:style-name="T8">u = minDistance(dist, sptSet);</text:span></text:p>
      <text:p text:style-name="P3"><text:span text:style-name="T10"> </text:span></text:p>
      <text:p text:style-name="P3"><text:span text:style-name="T8">       // Mark the picked vertex as processed</text:span></text:p>
      <text:p text:style-name="P3"><text:span text:style-name="T8">       sptSet[u] = true;</text:span></text:p>
      <text:p text:style-name="P3"><text:span text:style-name="T10"> </text:span></text:p>
      <text:p text:style-name="P3"><text:span text:style-name="T8">       // Update dist value of the adjacent vertices of the picked vertex.</text:span></text:p>
      <text:p text:style-name="P3"><text:span text:style-name="T8">       for</text:span><text:span text:style-name="T10"> </text:span><text:span text:style-name="T8">(int</text:span><text:span text:style-name="T10"> </text:span><text:span text:style-name="T8">v = 0; v &lt; V; v++)</text:span></text:p>
      <text:p text:style-name="P3"><text:span text:style-name="T10"> </text:span></text:p>
      <text:p text:style-name="P3"><text:span text:style-name="T8">         // Update dist[v] only if is not in sptSet, there is an edge from </text:span></text:p>
      <text:p text:style-name="P3"><text:span text:style-name="T8">         // u to v, and total weight of path from src to  v through u is </text:span></text:p>
      <text:p text:style-name="P3"><text:span text:style-name="T8">         // smaller than current value of dist[v]</text:span></text:p>
      <text:p text:style-name="P3"><text:span text:style-name="T8">         if</text:span><text:span text:style-name="T10"> </text:span><text:span text:style-name="T8">(!sptSet[v] &amp;&amp; graph[u][v] &amp;&amp; dist[u] != INT_MAX </text:span></text:p>
      <text:p text:style-name="P3"><text:span text:style-name="T8">                                       &amp;&amp; dist[u]+graph[u][v] &lt; dist[v])</text:span></text:p>
      <text:p text:style-name="P3"><text:span text:style-name="T8">            dist[v] = dist[u] + graph[u][v];</text:span></text:p>
      <text:p text:style-name="P3"><text:span text:style-name="T8">     }</text:span></text:p>
      <text:p text:style-name="P3"><text:span text:style-name="T10"> </text:span></text:p>
      <text:p text:style-name="P3"><text:span text:style-name="T8">     // print the constructed distance array</text:span></text:p>
      <text:p text:style-name="P3"><text:span text:style-name="T8">     printSolution(dist, V);</text:span></text:p>
      <text:p text:style-name="P3"><text:span text:style-name="T8">}</text:span></text:p>
      <text:p text:style-name="Standard"/>
      <text:h text:style-name="Heading_20_2" text:outline-level="2"><text:bookmark-start text:name="__RefHeading__3765_860660071"/><text:bookmark-start text:name="_Toc370908320"/>Dijsktra’s Algorithm for Adjacency List Representation<text:bookmark-end text:name="__RefHeading__3765_860660071"/><text:bookmark-end text:name="_Toc370908320"/></text:h>
      <text:p text:style-name="P3"><text:span text:style-name="T8">// A structure to represent a node in adjacency list</text:span></text:p>
      <text:p text:style-name="P3"><text:span text:style-name="T8">struct</text:span><text:span text:style-name="T10"> </text:span><text:span text:style-name="T8">AdjListNode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dest;</text:span></text:p>
      <text:p text:style-name="P3"><text:span text:style-name="T8">    int</text:span><text:span text:style-name="T10"> </text:span><text:span text:style-name="T8">weight;</text:span></text:p>
      <text:p text:style-name="P3"><text:span text:style-name="T8">    struct</text:span><text:span text:style-name="T10"> </text:span><text:span text:style-name="T8">AdjListNode* next;</text:span></text:p>
      <text:p text:style-name="P3"><text:span text:style-name="T8">};</text:span></text:p>
      <text:p text:style-name="P3"><text:span text:style-name="T10"> </text:span></text:p>
      <text:p text:style-name="P3"><text:span text:style-name="T8">// A structure to represent an adjacency liat</text:span></text:p>
      <text:p text:style-name="P3"><text:span text:style-name="T8">struct</text:span><text:span text:style-name="T10"> </text:span><text:span text:style-name="T8">AdjList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AdjListNode *head;  // pointer to head node of list</text:span></text:p>
      <text:p text:style-name="P3"><text:span text:style-name="T8">};</text:span></text:p>
      <text:p text:style-name="P3"><text:span text:style-name="T10"> </text:span></text:p>
      <text:p text:style-name="P3"><text:span text:style-name="T8">// A structure to represent a graph. A graph is an array of adjacency lists.</text:span></text:p>
      <text:p text:style-name="P3"><text:span text:style-name="T8">// Size of array will be V (number of vertices in graph)</text:span></text:p>
      <text:p text:style-name="P3"><text:span text:style-name="T8">struct</text:span><text:span text:style-name="T10"> </text:span><text:span text:style-name="T8">Graph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V;</text:span></text:p>
      <text:p text:style-name="P3"><text:span text:style-name="T8">    struct</text:span><text:span text:style-name="T10"> </text:span><text:span text:style-name="T8">AdjList* array;</text:span></text:p>
      <text:p text:style-name="P3"><text:span text:style-name="T8">};</text:span></text:p>
      <text:p text:style-name="P3"><text:span text:style-name="T10"> </text:span></text:p>
      <text:p text:style-name="P3"><text:span text:style-name="T8">// A utility function to create a new adjacency list node</text:span></text:p>
      <text:p text:style-name="P3"><text:span text:style-name="T8">struct</text:span><text:span text:style-name="T10"> </text:span><text:span text:style-name="T8">AdjListNode* newAdjListNode(int</text:span><text:span text:style-name="T10"> </text:span><text:span text:style-name="T8">dest, int</text:span><text:span text:style-name="T10"> </text:span><text:span text:style-name="T8">weight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AdjListNode* newNode =</text:span></text:p>
      <text:p text:style-name="P3"><text:span text:style-name="T8">            (struct</text:span><text:span text:style-name="T10"> </text:span><text:span text:style-name="T8">AdjListNode*) malloc(sizeof(struct</text:span><text:span text:style-name="T10"> </text:span><text:span text:style-name="T8">AdjListNode));</text:span></text:p>
      <text:p text:style-name="P3"><text:span text:style-name="T8">    newNode-&gt;dest = dest;</text:span></text:p>
      <text:p text:style-name="P3"><text:soft-page-break/><text:span text:style-name="T8">    newNode-&gt;weight = weight;</text:span></text:p>
      <text:p text:style-name="P3"><text:span text:style-name="T8">    newNode-&gt;next = NULL;</text:span></text:p>
      <text:p text:style-name="P3"><text:span text:style-name="T8">    return</text:span><text:span text:style-name="T10"> </text:span><text:span text:style-name="T8">newNode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hat creates a graph of V vertices</text:span></text:p>
      <text:p text:style-name="P3"><text:span text:style-name="T8">struct</text:span><text:span text:style-name="T10"> </text:span><text:span text:style-name="T8">Graph* createGraph(int</text:span><text:span text:style-name="T10"> </text:span><text:span text:style-name="T8">V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Graph* graph = (struct</text:span><text:span text:style-name="T10"> </text:span><text:span text:style-name="T8">Graph*) malloc(sizeof(struct</text:span><text:span text:style-name="T10"> </text:span><text:span text:style-name="T8">Graph));</text:span></text:p>
      <text:p text:style-name="P3"><text:span text:style-name="T8">    graph-&gt;V = V;</text:span></text:p>
      <text:p text:style-name="P3"><text:span text:style-name="T10"> </text:span></text:p>
      <text:p text:style-name="P3"><text:span text:style-name="T8">    // Create an array of adjacency lists.  Size of array will be V</text:span></text:p>
      <text:p text:style-name="P3"><text:span text:style-name="T8">    graph-&gt;array = (struct</text:span><text:span text:style-name="T10"> </text:span><text:span text:style-name="T8">AdjList*) malloc(V * sizeof(struct</text:span><text:span text:style-name="T10"> </text:span><text:span text:style-name="T8">AdjList));</text:span></text:p>
      <text:p text:style-name="P3"><text:span text:style-name="T10"> </text:span></text:p>
      <text:p text:style-name="P3"><text:span text:style-name="T8">     // Initialize each adjacency list as empty by making head as NULL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i = 0; i &lt; V; ++i)</text:span></text:p>
      <text:p text:style-name="P3"><text:span text:style-name="T8">        graph-&gt;array[i].head = NULL;</text:span></text:p>
      <text:p text:style-name="P3"><text:span text:style-name="T10"> </text:span></text:p>
      <text:p text:style-name="P3"><text:span text:style-name="T8">    return</text:span><text:span text:style-name="T10"> </text:span><text:span text:style-name="T8">graph;</text:span></text:p>
      <text:p text:style-name="P3"><text:span text:style-name="T8">}</text:span></text:p>
      <text:p text:style-name="P3"><text:span text:style-name="T10"> </text:span></text:p>
      <text:p text:style-name="P3"><text:span text:style-name="T8">// Adds an edge to an undirected graph</text:span></text:p>
      <text:p text:style-name="P3"><text:span text:style-name="T8">void</text:span><text:span text:style-name="T10"> </text:span><text:span text:style-name="T8">addEdge(struct</text:span><text:span text:style-name="T10"> </text:span><text:span text:style-name="T8">Graph* graph, int</text:span><text:span text:style-name="T10"> </text:span><text:span text:style-name="T8">src, int</text:span><text:span text:style-name="T10"> </text:span><text:span text:style-name="T8">dest, int</text:span><text:span text:style-name="T10"> </text:span><text:span text:style-name="T8">weight)</text:span></text:p>
      <text:p text:style-name="P3"><text:span text:style-name="T8">{</text:span></text:p>
      <text:p text:style-name="P3"><text:span text:style-name="T8">    // Add an edge from src to dest.  A new node is added to the adjacency</text:span></text:p>
      <text:p text:style-name="P3"><text:span text:style-name="T8">    // list of src.  The node is added at the begining</text:span></text:p>
      <text:p text:style-name="P3"><text:span text:style-name="T8">    struct</text:span><text:span text:style-name="T10"> </text:span><text:span text:style-name="T8">AdjListNode* newNode = newAdjListNode(dest, weight);</text:span></text:p>
      <text:p text:style-name="P3"><text:span text:style-name="T8">    newNode-&gt;next = graph-&gt;array[src].head;</text:span></text:p>
      <text:p text:style-name="P3"><text:span text:style-name="T8">    graph-&gt;array[src].head = newNode;</text:span></text:p>
      <text:p text:style-name="P3"><text:span text:style-name="T10"> </text:span></text:p>
      <text:p text:style-name="P3"><text:span text:style-name="T8">    // Since graph is undirected, add an edge from dest to src also</text:span></text:p>
      <text:p text:style-name="P3"><text:span text:style-name="T8">    newNode = newAdjListNode(src, weight);</text:span></text:p>
      <text:p text:style-name="P3"><text:span text:style-name="T8">    newNode-&gt;next = graph-&gt;array[dest].head;</text:span></text:p>
      <text:p text:style-name="P3"><text:span text:style-name="T8">    graph-&gt;array[dest].head = newNode;</text:span></text:p>
      <text:p text:style-name="P3"><text:span text:style-name="T8">}</text:span></text:p>
      <text:p text:style-name="P3"><text:span text:style-name="T10"> </text:span></text:p>
      <text:p text:style-name="P3"><text:span text:style-name="T8">// Structure to represent a min heap node</text:span></text:p>
      <text:p text:style-name="P3"><text:span text:style-name="T8">struct</text:span><text:span text:style-name="T10"> </text:span><text:span text:style-name="T8">MinHeapNode</text:span></text:p>
      <text:p text:style-name="P3"><text:span text:style-name="T8">{</text:span></text:p>
      <text:p text:style-name="P3"><text:span text:style-name="T8">    int</text:span><text:span text:style-name="T10">  </text:span><text:span text:style-name="T8">v;</text:span></text:p>
      <text:p text:style-name="P3"><text:span text:style-name="T8">    int</text:span><text:span text:style-name="T10"> </text:span><text:span text:style-name="T8">dist;</text:span></text:p>
      <text:p text:style-name="P3"><text:span text:style-name="T8">};</text:span></text:p>
      <text:p text:style-name="P3"><text:span text:style-name="T10"> </text:span></text:p>
      <text:p text:style-name="P3"><text:span text:style-name="T8">// Structure to represent a min heap</text:span></text:p>
      <text:p text:style-name="P3"><text:span text:style-name="T8">struct</text:span><text:span text:style-name="T10"> </text:span><text:span text:style-name="T8">MinHeap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size;      // Number of heap nodes present currently</text:span></text:p>
      <text:p text:style-name="P3"><text:span text:style-name="T8">    int</text:span><text:span text:style-name="T10"> </text:span><text:span text:style-name="T8">capacity;  // Capacity of min heap</text:span></text:p>
      <text:p text:style-name="P3"><text:span text:style-name="T8">    int</text:span><text:span text:style-name="T10"> </text:span><text:span text:style-name="T8">*pos;     // This is needed for decreaseKey()</text:span></text:p>
      <text:p text:style-name="P3"><text:span text:style-name="T8">    struct</text:span><text:span text:style-name="T10"> </text:span><text:span text:style-name="T8">MinHeapNode **array;</text:span></text:p>
      <text:p text:style-name="P3"><text:span text:style-name="T8">};</text:span></text:p>
      <text:p text:style-name="P3"><text:span text:style-name="T10"> </text:span></text:p>
      <text:p text:style-name="P3"><text:span text:style-name="T8">// A utility function to create a new Min Heap Node</text:span></text:p>
      <text:p text:style-name="P3"><text:span text:style-name="T8">struct</text:span><text:span text:style-name="T10"> </text:span><text:span text:style-name="T8">MinHeapNode* newMinHeapNode(int</text:span><text:span text:style-name="T10"> </text:span><text:span text:style-name="T8">v, int</text:span><text:span text:style-name="T10"> </text:span><text:span text:style-name="T8">dist)</text:span></text:p>
      <text:p text:style-name="P3"><text:soft-page-break/><text:span text:style-name="T8">{</text:span></text:p>
      <text:p text:style-name="P3"><text:span text:style-name="T8">    struct</text:span><text:span text:style-name="T10"> </text:span><text:span text:style-name="T8">MinHeapNode* minHeapNode =</text:span></text:p>
      <text:p text:style-name="P3"><text:span text:style-name="T8">           (struct</text:span><text:span text:style-name="T10"> </text:span><text:span text:style-name="T8">MinHeapNode*) malloc(sizeof(struct</text:span><text:span text:style-name="T10"> </text:span><text:span text:style-name="T8">MinHeapNode));</text:span></text:p>
      <text:p text:style-name="P3"><text:span text:style-name="T8">    minHeapNode-&gt;v = v;</text:span></text:p>
      <text:p text:style-name="P3"><text:span text:style-name="T8">    minHeapNode-&gt;dist = dist;</text:span></text:p>
      <text:p text:style-name="P3"><text:span text:style-name="T8">    return</text:span><text:span text:style-name="T10"> </text:span><text:span text:style-name="T8">minHeapNode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o create a Min Heap</text:span></text:p>
      <text:p text:style-name="P3"><text:span text:style-name="T8">struct</text:span><text:span text:style-name="T10"> </text:span><text:span text:style-name="T8">MinHeap* createMinHeap(int</text:span><text:span text:style-name="T10"> </text:span><text:span text:style-name="T8">capacity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MinHeap* minHeap =</text:span></text:p>
      <text:p text:style-name="P3"><text:span text:style-name="T8">         (struct</text:span><text:span text:style-name="T10"> </text:span><text:span text:style-name="T8">MinHeap*) malloc(sizeof(struct</text:span><text:span text:style-name="T10"> </text:span><text:span text:style-name="T8">MinHeap));</text:span></text:p>
      <text:p text:style-name="P3"><text:span text:style-name="T8">    minHeap-&gt;pos = (int</text:span><text:span text:style-name="T10"> </text:span><text:span text:style-name="T8">*)malloc(capacity * sizeof(int));</text:span></text:p>
      <text:p text:style-name="P3"><text:span text:style-name="T8">    minHeap-&gt;size = 0;</text:span></text:p>
      <text:p text:style-name="P3"><text:span text:style-name="T8">    minHeap-&gt;capacity = capacity;</text:span></text:p>
      <text:p text:style-name="P3"><text:span text:style-name="T8">    minHeap-&gt;array =</text:span></text:p>
      <text:p text:style-name="P3"><text:span text:style-name="T8">         (struct</text:span><text:span text:style-name="T10"> </text:span><text:span text:style-name="T8">MinHeapNode**) malloc(capacity * sizeof(struct</text:span><text:span text:style-name="T10"> </text:span><text:span text:style-name="T8">MinHeapNode*));</text:span></text:p>
      <text:p text:style-name="P3"><text:span text:style-name="T8">    return</text:span><text:span text:style-name="T10"> </text:span><text:span text:style-name="T8">minHeap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o swap two nodes of min heap. Needed for min heapify</text:span></text:p>
      <text:p text:style-name="P3"><text:span text:style-name="T8">void</text:span><text:span text:style-name="T10"> </text:span><text:span text:style-name="T8">swapMinHeapNode(struct</text:span><text:span text:style-name="T10"> </text:span><text:span text:style-name="T8">MinHeapNode** a, struct</text:span><text:span text:style-name="T10"> </text:span><text:span text:style-name="T8">MinHeapNode** b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MinHeapNode* t = *a;</text:span></text:p>
      <text:p text:style-name="P3"><text:span text:style-name="T8">    *a = *b;</text:span></text:p>
      <text:p text:style-name="P3"><text:span text:style-name="T8">    *b = t;</text:span></text:p>
      <text:p text:style-name="P3"><text:span text:style-name="T8">}</text:span></text:p>
      <text:p text:style-name="P3"><text:span text:style-name="T10"> </text:span></text:p>
      <text:p text:style-name="P3"><text:span text:style-name="T8">// A standard function to heapify at given idx</text:span></text:p>
      <text:p text:style-name="P3"><text:span text:style-name="T8">// This function also updates position of nodes when they are swapped.</text:span></text:p>
      <text:p text:style-name="P3"><text:span text:style-name="T8">// Position is needed for decreaseKey()</text:span></text:p>
      <text:p text:style-name="P3"><text:span text:style-name="T8">void</text:span><text:span text:style-name="T10"> </text:span><text:span text:style-name="T8">minHeapify(struct</text:span><text:span text:style-name="T10"> </text:span><text:span text:style-name="T8">MinHeap* minHeap, int</text:span><text:span text:style-name="T10"> </text:span><text:span text:style-name="T8">idx)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smallest, left, right;</text:span></text:p>
      <text:p text:style-name="P3"><text:span text:style-name="T8">    smallest = idx;</text:span></text:p>
      <text:p text:style-name="P3"><text:span text:style-name="T8">    left = 2 * idx + 1;</text:span></text:p>
      <text:p text:style-name="P3"><text:span text:style-name="T8">    right = 2 * idx + 2;</text:span></text:p>
      <text:p text:style-name="P3"><text:span text:style-name="T10"> </text:span></text:p>
      <text:p text:style-name="P3"><text:span text:style-name="T8">    if</text:span><text:span text:style-name="T10"> </text:span><text:span text:style-name="T8">(left &lt; minHeap-&gt;size &amp;&amp;</text:span></text:p>
      <text:p text:style-name="P3"><text:span text:style-name="T8">        minHeap-&gt;array[left]-&gt;dist &lt; minHeap-&gt;array[smallest]-&gt;dist )</text:span></text:p>
      <text:p text:style-name="P3"><text:span text:style-name="T8">      smallest = left;</text:span></text:p>
      <text:p text:style-name="P3"><text:span text:style-name="T10"> </text:span></text:p>
      <text:p text:style-name="P3"><text:span text:style-name="T8">    if</text:span><text:span text:style-name="T10"> </text:span><text:span text:style-name="T8">(right &lt; minHeap-&gt;size &amp;&amp;</text:span></text:p>
      <text:p text:style-name="P3"><text:span text:style-name="T8">        minHeap-&gt;array[right]-&gt;dist &lt; minHeap-&gt;array[smallest]-&gt;dist )</text:span></text:p>
      <text:p text:style-name="P3"><text:span text:style-name="T8">      smallest = right;</text:span></text:p>
      <text:p text:style-name="P3"><text:span text:style-name="T10"> </text:span></text:p>
      <text:p text:style-name="P3"><text:span text:style-name="T8">    if</text:span><text:span text:style-name="T10"> </text:span><text:span text:style-name="T8">(smallest != idx)</text:span></text:p>
      <text:p text:style-name="P3"><text:span text:style-name="T8">    {</text:span></text:p>
      <text:p text:style-name="P3"><text:span text:style-name="T8">        // The nodes to be swapped in min heap</text:span></text:p>
      <text:p text:style-name="P3"><text:span text:style-name="T8">        MinHeapNode *smallestNode = minHeap-&gt;array[smallest];</text:span></text:p>
      <text:p text:style-name="P3"><text:span text:style-name="T8">        MinHeapNode *idxNode = minHeap-&gt;array[idx];</text:span></text:p>
      <text:p text:style-name="P3"><text:span text:style-name="T10"> </text:span></text:p>
      <text:p text:style-name="P3"><text:span text:style-name="T8">        // Swap positions</text:span></text:p>
      <text:p text:style-name="P3"><text:span text:style-name="T8">        minHeap-&gt;pos[smallestNode-&gt;v] = idx;</text:span></text:p>
      <text:p text:style-name="P3"><text:soft-page-break/><text:span text:style-name="T8">        minHeap-&gt;pos[idxNode-&gt;v] = smallest;</text:span></text:p>
      <text:p text:style-name="P3"><text:span text:style-name="T10"> </text:span></text:p>
      <text:p text:style-name="P3"><text:span text:style-name="T8">        // Swap nodes</text:span></text:p>
      <text:p text:style-name="P3"><text:span text:style-name="T8">        swapMinHeapNode(&amp;minHeap-&gt;array[smallest], &amp;minHeap-&gt;array[idx]);</text:span></text:p>
      <text:p text:style-name="P3"><text:span text:style-name="T10"> </text:span></text:p>
      <text:p text:style-name="P3"><text:span text:style-name="T8">        minHeapify(minHeap, smallest);</text:span></text:p>
      <text:p text:style-name="P3"><text:span text:style-name="T8">    }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o check if the given minHeap is ampty or not</text:span></text:p>
      <text:p text:style-name="P3"><text:span text:style-name="T8">int</text:span><text:span text:style-name="T10"> </text:span><text:span text:style-name="T8">isEmpty(struct</text:span><text:span text:style-name="T10"> </text:span><text:span text:style-name="T8">MinHeap* minHeap)</text:span></text:p>
      <text:p text:style-name="P3"><text:span text:style-name="T8">{</text:span></text:p>
      <text:p text:style-name="P3"><text:span text:style-name="T8">    return</text:span><text:span text:style-name="T10"> </text:span><text:span text:style-name="T8">minHeap-&gt;size == 0;</text:span></text:p>
      <text:p text:style-name="P3"><text:span text:style-name="T8">}</text:span></text:p>
      <text:p text:style-name="P3"><text:span text:style-name="T10"> </text:span></text:p>
      <text:p text:style-name="P3"><text:span text:style-name="T8">// Standard function to extract minimum node from heap</text:span></text:p>
      <text:p text:style-name="P3"><text:span text:style-name="T8">struct</text:span><text:span text:style-name="T10"> </text:span><text:span text:style-name="T8">MinHeapNode* extractMin(struct</text:span><text:span text:style-name="T10"> </text:span><text:span text:style-name="T8">MinHeap* minHeap)</text:span></text:p>
      <text:p text:style-name="P3"><text:span text:style-name="T8">{</text:span></text:p>
      <text:p text:style-name="P3"><text:span text:style-name="T8">    if</text:span><text:span text:style-name="T10"> </text:span><text:span text:style-name="T8">(isEmpty(minHeap))</text:span></text:p>
      <text:p text:style-name="P3"><text:span text:style-name="T8">        return</text:span><text:span text:style-name="T10"> </text:span><text:span text:style-name="T8">NULL;</text:span></text:p>
      <text:p text:style-name="P3"><text:span text:style-name="T10"> </text:span></text:p>
      <text:p text:style-name="P3"><text:span text:style-name="T8">    // Store the root node</text:span></text:p>
      <text:p text:style-name="P3"><text:span text:style-name="T8">    struct</text:span><text:span text:style-name="T10"> </text:span><text:span text:style-name="T8">MinHeapNode* root = minHeap-&gt;array[0];</text:span></text:p>
      <text:p text:style-name="P3"><text:span text:style-name="T10"> </text:span></text:p>
      <text:p text:style-name="P3"><text:span text:style-name="T8">    // Replace root node with last node</text:span></text:p>
      <text:p text:style-name="P3"><text:span text:style-name="T8">    struct</text:span><text:span text:style-name="T10"> </text:span><text:span text:style-name="T8">MinHeapNode* lastNode = minHeap-&gt;array[minHeap-&gt;size - 1];</text:span></text:p>
      <text:p text:style-name="P3"><text:span text:style-name="T8">    minHeap-&gt;array[0] = lastNode;</text:span></text:p>
      <text:p text:style-name="P3"><text:span text:style-name="T10"> </text:span></text:p>
      <text:p text:style-name="P3"><text:span text:style-name="T8">    // Update position of last node</text:span></text:p>
      <text:p text:style-name="P3"><text:span text:style-name="T8">    minHeap-&gt;pos[root-&gt;v] = minHeap-&gt;size-1;</text:span></text:p>
      <text:p text:style-name="P3"><text:span text:style-name="T8">    minHeap-&gt;pos[lastNode-&gt;v] = 0;</text:span></text:p>
      <text:p text:style-name="P3"><text:span text:style-name="T10"> </text:span></text:p>
      <text:p text:style-name="P3"><text:span text:style-name="T8">    // Reduce heap size and heapify root</text:span></text:p>
      <text:p text:style-name="P3"><text:span text:style-name="T8">    --minHeap-&gt;size;</text:span></text:p>
      <text:p text:style-name="P3"><text:span text:style-name="T8">    minHeapify(minHeap, 0);</text:span></text:p>
      <text:p text:style-name="P3"><text:span text:style-name="T10"> </text:span></text:p>
      <text:p text:style-name="P3"><text:span text:style-name="T8">    return</text:span><text:span text:style-name="T10"> </text:span><text:span text:style-name="T8">root;</text:span></text:p>
      <text:p text:style-name="P3"><text:span text:style-name="T8">}</text:span></text:p>
      <text:p text:style-name="P3"><text:span text:style-name="T10"> </text:span></text:p>
      <text:p text:style-name="P3"><text:span text:style-name="T8">// Function to decreasy dist value of a given vertex v. This function</text:span></text:p>
      <text:p text:style-name="P3"><text:span text:style-name="T8">// uses pos[] of min heap to get the current index of node in min heap</text:span></text:p>
      <text:p text:style-name="P3"><text:span text:style-name="T8">void</text:span><text:span text:style-name="T10"> </text:span><text:span text:style-name="T8">decreaseKey(struct</text:span><text:span text:style-name="T10"> </text:span><text:span text:style-name="T8">MinHeap* minHeap, int</text:span><text:span text:style-name="T10"> </text:span><text:span text:style-name="T8">v, int</text:span><text:span text:style-name="T10"> </text:span><text:span text:style-name="T8">dist)</text:span></text:p>
      <text:p text:style-name="P3"><text:span text:style-name="T8">{</text:span></text:p>
      <text:p text:style-name="P3"><text:span text:style-name="T8">    // Get the index of v in  heap array</text:span></text:p>
      <text:p text:style-name="P3"><text:span text:style-name="T8">    int</text:span><text:span text:style-name="T10"> </text:span><text:span text:style-name="T8">i = minHeap-&gt;pos[v];</text:span></text:p>
      <text:p text:style-name="P3"><text:span text:style-name="T10"> </text:span></text:p>
      <text:p text:style-name="P3"><text:span text:style-name="T8">    // Get the node and update its dist value</text:span></text:p>
      <text:p text:style-name="P3"><text:span text:style-name="T8">    minHeap-&gt;array[i]-&gt;dist = dist;</text:span></text:p>
      <text:p text:style-name="P3"><text:span text:style-name="T10"> </text:span></text:p>
      <text:p text:style-name="P3"><text:span text:style-name="T8">    // Travel up while the complete tree is not hepified.</text:span></text:p>
      <text:p text:style-name="P3"><text:span text:style-name="T8">    // This is a O(Logn) loop</text:span></text:p>
      <text:p text:style-name="P3"><text:span text:style-name="T8">    while</text:span><text:span text:style-name="T10"> </text:span><text:span text:style-name="T8">(i &amp;&amp; minHeap-&gt;array[i]-&gt;dist &lt; minHeap-&gt;array[(i - 1) / 2]-&gt;dist)</text:span></text:p>
      <text:p text:style-name="P3"><text:span text:style-name="T8">    {</text:span></text:p>
      <text:p text:style-name="P3"><text:span text:style-name="T8">        // Swap this node with its parent</text:span></text:p>
      <text:p text:style-name="P3"><text:soft-page-break/><text:span text:style-name="T8">        minHeap-&gt;pos[minHeap-&gt;array[i]-&gt;v] = (i-1)/2;</text:span></text:p>
      <text:p text:style-name="P3"><text:span text:style-name="T8">        minHeap-&gt;pos[minHeap-&gt;array[(i-1)/2]-&gt;v] = i;</text:span></text:p>
      <text:p text:style-name="P3"><text:span text:style-name="T8">        swapMinHeapNode(&amp;minHeap-&gt;array[i],  &amp;minHeap-&gt;array[(i - 1) / 2]);</text:span></text:p>
      <text:p text:style-name="P3"><text:span text:style-name="T10"> </text:span></text:p>
      <text:p text:style-name="P3"><text:span text:style-name="T8">        // move to parent index</text:span></text:p>
      <text:p text:style-name="P3"><text:span text:style-name="T8">        i = (i - 1) / 2;</text:span></text:p>
      <text:p text:style-name="P3"><text:span text:style-name="T8">    }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o check if a given vertex</text:span></text:p>
      <text:p text:style-name="P3"><text:span text:style-name="T8">// 'v' is in min heap or not</text:span></text:p>
      <text:p text:style-name="P3"><text:span text:style-name="T8">bool</text:span><text:span text:style-name="T10"> </text:span><text:span text:style-name="T8">isInMinHeap(struct</text:span><text:span text:style-name="T10"> </text:span><text:span text:style-name="T8">MinHeap *minHeap, int</text:span><text:span text:style-name="T10"> </text:span><text:span text:style-name="T8">v)</text:span></text:p>
      <text:p text:style-name="P3"><text:span text:style-name="T8">{</text:span></text:p>
      <text:p text:style-name="P3"><text:span text:style-name="T8">   if</text:span><text:span text:style-name="T10"> </text:span><text:span text:style-name="T8">(minHeap-&gt;pos[v] &lt; minHeap-&gt;size)</text:span></text:p>
      <text:p text:style-name="P3"><text:span text:style-name="T8">     return</text:span><text:span text:style-name="T10"> </text:span><text:span text:style-name="T8">true;</text:span></text:p>
      <text:p text:style-name="P3"><text:span text:style-name="T8">   return</text:span><text:span text:style-name="T10"> </text:span><text:span text:style-name="T8">false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used to print the solution</text:span></text:p>
      <text:p text:style-name="P3"><text:span text:style-name="T8">void</text:span><text:span text:style-name="T10"> </text:span><text:span text:style-name="T8">printArr(int</text:span><text:span text:style-name="T10"> </text:span><text:span text:style-name="T8">dist[], int</text:span><text:span text:style-name="T10"> </text:span><text:span text:style-name="T8">n)</text:span></text:p>
      <text:p text:style-name="P3"><text:span text:style-name="T8">{</text:span></text:p>
      <text:p text:style-name="P3"><text:span text:style-name="T8">    printf("Vertex   Distance from Source\n");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i = 0; i &lt; n; ++i)</text:span></text:p>
      <text:p text:style-name="P3"><text:span text:style-name="T8">        printf("%d \t\t %d\n", i, dist[i]);</text:span></text:p>
      <text:p text:style-name="P3"><text:span text:style-name="T8">}</text:span></text:p>
      <text:p text:style-name="P3"><text:span text:style-name="T10"> </text:span></text:p>
      <text:p text:style-name="P3"><text:span text:style-name="T8">// The main function that calulates distances of shortest paths from src to all</text:span></text:p>
      <text:p text:style-name="P3"><text:span text:style-name="T8">// vertices. It is a O(ELogV) function</text:span></text:p>
      <text:p text:style-name="P3"><text:span text:style-name="T8">void</text:span><text:span text:style-name="T10"> </text:span><text:span text:style-name="T8">dijkstra(struct</text:span><text:span text:style-name="T10"> </text:span><text:span text:style-name="T8">Graph* graph, int</text:span><text:span text:style-name="T10"> </text:span><text:span text:style-name="T8">src)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V = graph-&gt;V;// Get the number of vertices in graph</text:span></text:p>
      <text:p text:style-name="P3"><text:span text:style-name="T8">    int</text:span><text:span text:style-name="T10"> </text:span><text:span text:style-name="T8">dist[V];      // dist values used to pick minimum weight edge in cut</text:span></text:p>
      <text:p text:style-name="P3"><text:span text:style-name="T10"> </text:span></text:p>
      <text:p text:style-name="P3"><text:span text:style-name="T8">    // minHeap represents set E</text:span></text:p>
      <text:p text:style-name="P3"><text:span text:style-name="T8">    struct</text:span><text:span text:style-name="T10"> </text:span><text:span text:style-name="T8">MinHeap* minHeap = createMinHeap(V);</text:span></text:p>
      <text:p text:style-name="P3"><text:span text:style-name="T10"> </text:span></text:p>
      <text:p text:style-name="P3"><text:span text:style-name="T8">    // Initialize min heap with all vertices. dist value of all vertices 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v = 0; v &lt; V; ++v)</text:span></text:p>
      <text:p text:style-name="P3"><text:span text:style-name="T8">    {</text:span></text:p>
      <text:p text:style-name="P3"><text:span text:style-name="T8">        dist[v] = INT_MAX;</text:span></text:p>
      <text:p text:style-name="P3"><text:span text:style-name="T8">        minHeap-&gt;array[v] = newMinHeapNode(v, dist[v]);</text:span></text:p>
      <text:p text:style-name="P3"><text:span text:style-name="T8">        minHeap-&gt;pos[v] = v;</text:span></text:p>
      <text:p text:style-name="P3"><text:span text:style-name="T8">    }</text:span></text:p>
      <text:p text:style-name="P3"><text:span text:style-name="T10"> </text:span></text:p>
      <text:p text:style-name="P3"><text:span text:style-name="T8">    // Make dist value of src vertex as 0 so that it is extracted first</text:span></text:p>
      <text:p text:style-name="P3"><text:span text:style-name="T8">    minHeap-&gt;array[src] = newMinHeapNode(src, dist[src]);</text:span></text:p>
      <text:p text:style-name="P3"><text:span text:style-name="T8">    minHeap-&gt;pos[src]   = src;</text:span></text:p>
      <text:p text:style-name="P3"><text:span text:style-name="T8">    dist[src] = 0;</text:span></text:p>
      <text:p text:style-name="P3"><text:span text:style-name="T8">    decreaseKey(minHeap, src, dist[src]);</text:span></text:p>
      <text:p text:style-name="P3"><text:span text:style-name="T10"> </text:span></text:p>
      <text:p text:style-name="P3"><text:span text:style-name="T8">    // Initially size of min heap is equal to V</text:span></text:p>
      <text:p text:style-name="P3"><text:span text:style-name="T8">    minHeap-&gt;size = V;</text:span></text:p>
      <text:p text:style-name="P3"><text:span text:style-name="T10"> </text:span></text:p>
      <text:p text:style-name="P3"><text:span text:style-name="T8">    // In the followin loop, min heap contains all nodes</text:span></text:p>
      <text:p text:style-name="P3"><text:soft-page-break/><text:span text:style-name="T8">    // whose shortest distance is not yet finalized.</text:span></text:p>
      <text:p text:style-name="P3"><text:span text:style-name="T8">    while</text:span><text:span text:style-name="T10"> </text:span><text:span text:style-name="T8">(!isEmpty(minHeap))</text:span></text:p>
      <text:p text:style-name="P3"><text:span text:style-name="T8">    {</text:span></text:p>
      <text:p text:style-name="P3"><text:span text:style-name="T8">        // Extract the vertex with minimum distance value</text:span></text:p>
      <text:p text:style-name="P3"><text:span text:style-name="T8">        struct</text:span><text:span text:style-name="T10"> </text:span><text:span text:style-name="T8">MinHeapNode* minHeapNode = extractMin(minHeap);</text:span></text:p>
      <text:p text:style-name="P3"><text:span text:style-name="T8">        int</text:span><text:span text:style-name="T10"> </text:span><text:span text:style-name="T8">u = minHeapNode-&gt;v; // Store the extracted vertex number</text:span></text:p>
      <text:p text:style-name="P3"><text:span text:style-name="T10"> </text:span></text:p>
      <text:p text:style-name="P3"><text:span text:style-name="T8">        // Traverse through all adjacent vertices of u (the extracted</text:span></text:p>
      <text:p text:style-name="P3"><text:span text:style-name="T8">        // vertex) and update their distance values</text:span></text:p>
      <text:p text:style-name="P3"><text:span text:style-name="T8">        struct</text:span><text:span text:style-name="T10"> </text:span><text:span text:style-name="T8">AdjListNode* pCrawl = graph-&gt;array[u].head;</text:span></text:p>
      <text:p text:style-name="P3"><text:span text:style-name="T8">        while</text:span><text:span text:style-name="T10"> </text:span><text:span text:style-name="T8">(pCrawl != NULL)</text:span></text:p>
      <text:p text:style-name="P3"><text:span text:style-name="T8">        {</text:span></text:p>
      <text:p text:style-name="P3"><text:span text:style-name="T8">            int</text:span><text:span text:style-name="T10"> </text:span><text:span text:style-name="T8">v = pCrawl-&gt;dest;</text:span></text:p>
      <text:p text:style-name="P3"><text:span text:style-name="T10"> </text:span></text:p>
      <text:p text:style-name="P3"><text:span text:style-name="T8">            // If shortest distance to v is not finalized yet, and distance to v</text:span></text:p>
      <text:p text:style-name="P3"><text:span text:style-name="T8">            // through u is less than its previously calculated distance</text:span></text:p>
      <text:p text:style-name="P3"><text:span text:style-name="T8">            if</text:span><text:span text:style-name="T10"> </text:span><text:span text:style-name="T8">(isInMinHeap(minHeap, v) &amp;&amp; dist[u] != INT_MAX &amp;&amp; </text:span></text:p>
      <text:p text:style-name="P3"><text:span text:style-name="T8">                                          pCrawl-&gt;weight + dist[u] &lt; dist[v])</text:span></text:p>
      <text:p text:style-name="P3"><text:span text:style-name="T8">            {</text:span></text:p>
      <text:p text:style-name="P3"><text:span text:style-name="T8">                dist[v] = dist[u] + pCrawl-&gt;weight;</text:span></text:p>
      <text:p text:style-name="P3"><text:span text:style-name="T10"> </text:span></text:p>
      <text:p text:style-name="P3"><text:span text:style-name="T8">                // update distance value in min heap also</text:span></text:p>
      <text:p text:style-name="P3"><text:span text:style-name="T8">                decreaseKey(minHeap, v, dist[v]);</text:span></text:p>
      <text:p text:style-name="P3"><text:span text:style-name="T8">            }</text:span></text:p>
      <text:p text:style-name="P3"><text:span text:style-name="T8">            pCrawl = pCrawl-&gt;next;</text:span></text:p>
      <text:p text:style-name="P3"><text:span text:style-name="T8">        }</text:span></text:p>
      <text:p text:style-name="P3"><text:span text:style-name="T8">    }</text:span></text:p>
      <text:p text:style-name="P3"><text:span text:style-name="T10"> </text:span></text:p>
      <text:p text:style-name="P3"><text:span text:style-name="T8">    // print the calculated shortest distances</text:span></text:p>
      <text:p text:style-name="P3"><text:span text:style-name="T8">    printArr(dist, V);</text:span></text:p>
      <text:p text:style-name="P3"><text:span text:style-name="T8">}</text:span></text:p>
      <text:p text:style-name="P2"/>
      <text:h text:style-name="Heading_20_2" text:outline-level="2"><text:bookmark-start text:name="__RefHeading__3767_860660071"/><text:bookmark-start text:name="_Toc370908321"/>Prim’s Minimum Spanning Tree for Adjacency List Representationi<text:bookmark-end text:name="__RefHeading__3767_860660071"/><text:bookmark-end text:name="_Toc370908321"/></text:h>
      <text:p text:style-name="P3"><text:span text:style-name="T8">// A structure to represent a node in adjacency list</text:span></text:p>
      <text:p text:style-name="P3"><text:span text:style-name="T8">struct</text:span><text:span text:style-name="T10"> </text:span><text:span text:style-name="T8">AdjListNode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dest;</text:span></text:p>
      <text:p text:style-name="P3"><text:span text:style-name="T8">    int</text:span><text:span text:style-name="T10"> </text:span><text:span text:style-name="T8">weight;</text:span></text:p>
      <text:p text:style-name="P3"><text:span text:style-name="T8">    struct</text:span><text:span text:style-name="T10"> </text:span><text:span text:style-name="T8">AdjListNode* next;</text:span></text:p>
      <text:p text:style-name="P3"><text:span text:style-name="T8">};</text:span></text:p>
      <text:p text:style-name="P3"><text:span text:style-name="T10"> </text:span></text:p>
      <text:p text:style-name="P3"><text:span text:style-name="T8">// A structure to represent an adjacency liat</text:span></text:p>
      <text:p text:style-name="P3"><text:span text:style-name="T8">struct</text:span><text:span text:style-name="T10"> </text:span><text:span text:style-name="T8">AdjList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AdjListNode *head;  // pointer to head node of list</text:span></text:p>
      <text:p text:style-name="P3"><text:span text:style-name="T8">};</text:span></text:p>
      <text:p text:style-name="P3"><text:span text:style-name="T10"> </text:span></text:p>
      <text:p text:style-name="P3"><text:span text:style-name="T8">// A structure to represent a graph. A graph is an array of adjacency lists.</text:span></text:p>
      <text:p text:style-name="P3"><text:span text:style-name="T8">// Size of array will be V (number of vertices in graph)</text:span></text:p>
      <text:p text:style-name="P3"><text:span text:style-name="T8">struct</text:span><text:span text:style-name="T10"> </text:span><text:span text:style-name="T8">Graph</text:span></text:p>
      <text:p text:style-name="P3"><text:soft-page-break/><text:span text:style-name="T8">{</text:span></text:p>
      <text:p text:style-name="P3"><text:span text:style-name="T8">    int</text:span><text:span text:style-name="T10"> </text:span><text:span text:style-name="T8">V;</text:span></text:p>
      <text:p text:style-name="P3"><text:span text:style-name="T8">    struct</text:span><text:span text:style-name="T10"> </text:span><text:span text:style-name="T8">AdjList* array;</text:span></text:p>
      <text:p text:style-name="P3"><text:span text:style-name="T8">};</text:span></text:p>
      <text:p text:style-name="P3"><text:span text:style-name="T10"> </text:span></text:p>
      <text:p text:style-name="P3"><text:span text:style-name="T8">// A utility function to create a new adjacency list node</text:span></text:p>
      <text:p text:style-name="P3"><text:span text:style-name="T8">struct</text:span><text:span text:style-name="T10"> </text:span><text:span text:style-name="T8">AdjListNode* newAdjListNode(int</text:span><text:span text:style-name="T10"> </text:span><text:span text:style-name="T8">dest, int</text:span><text:span text:style-name="T10"> </text:span><text:span text:style-name="T8">weight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AdjListNode* newNode =</text:span></text:p>
      <text:p text:style-name="P3"><text:span text:style-name="T8">            (struct</text:span><text:span text:style-name="T10"> </text:span><text:span text:style-name="T8">AdjListNode*) malloc(sizeof(struct</text:span><text:span text:style-name="T10"> </text:span><text:span text:style-name="T8">AdjListNode));</text:span></text:p>
      <text:p text:style-name="P3"><text:span text:style-name="T8">    newNode-&gt;dest = dest;</text:span></text:p>
      <text:p text:style-name="P3"><text:span text:style-name="T8">    newNode-&gt;weight = weight;</text:span></text:p>
      <text:p text:style-name="P3"><text:span text:style-name="T8">    newNode-&gt;next = NULL;</text:span></text:p>
      <text:p text:style-name="P3"><text:span text:style-name="T8">    return</text:span><text:span text:style-name="T10"> </text:span><text:span text:style-name="T8">newNode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hat creates a graph of V vertices</text:span></text:p>
      <text:p text:style-name="P3"><text:span text:style-name="T8">struct</text:span><text:span text:style-name="T10"> </text:span><text:span text:style-name="T8">Graph* createGraph(int</text:span><text:span text:style-name="T10"> </text:span><text:span text:style-name="T8">V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Graph* graph = (struct</text:span><text:span text:style-name="T10"> </text:span><text:span text:style-name="T8">Graph*) malloc(sizeof(struct</text:span><text:span text:style-name="T10"> </text:span><text:span text:style-name="T8">Graph));</text:span></text:p>
      <text:p text:style-name="P3"><text:span text:style-name="T8">    graph-&gt;V = V;</text:span></text:p>
      <text:p text:style-name="P3"><text:span text:style-name="T10"> </text:span></text:p>
      <text:p text:style-name="P3"><text:span text:style-name="T8">    // Create an array of adjacency lists.  Size of array will be V</text:span></text:p>
      <text:p text:style-name="P3"><text:span text:style-name="T8">    graph-&gt;array = (struct</text:span><text:span text:style-name="T10"> </text:span><text:span text:style-name="T8">AdjList*) malloc(V * sizeof(struct</text:span><text:span text:style-name="T10"> </text:span><text:span text:style-name="T8">AdjList));</text:span></text:p>
      <text:p text:style-name="P3"><text:span text:style-name="T10"> </text:span></text:p>
      <text:p text:style-name="P3"><text:span text:style-name="T8">     // Initialize each adjacency list as empty by making head as NULL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i = 0; i &lt; V; ++i)</text:span></text:p>
      <text:p text:style-name="P3"><text:span text:style-name="T8">        graph-&gt;array[i].head = NULL;</text:span></text:p>
      <text:p text:style-name="P3"><text:span text:style-name="T10"> </text:span></text:p>
      <text:p text:style-name="P3"><text:span text:style-name="T8">    return</text:span><text:span text:style-name="T10"> </text:span><text:span text:style-name="T8">graph;</text:span></text:p>
      <text:p text:style-name="P3"><text:span text:style-name="T8">}</text:span></text:p>
      <text:p text:style-name="P3"><text:span text:style-name="T10"> </text:span></text:p>
      <text:p text:style-name="P3"><text:span text:style-name="T8">// Adds an edge to an undirected graph</text:span></text:p>
      <text:p text:style-name="P3"><text:span text:style-name="T8">void</text:span><text:span text:style-name="T10"> </text:span><text:span text:style-name="T8">addEdge(struct</text:span><text:span text:style-name="T10"> </text:span><text:span text:style-name="T8">Graph* graph, int</text:span><text:span text:style-name="T10"> </text:span><text:span text:style-name="T8">src, int</text:span><text:span text:style-name="T10"> </text:span><text:span text:style-name="T8">dest, int</text:span><text:span text:style-name="T10"> </text:span><text:span text:style-name="T8">weight)</text:span></text:p>
      <text:p text:style-name="P3"><text:span text:style-name="T8">{</text:span></text:p>
      <text:p text:style-name="P3"><text:span text:style-name="T8">    // Add an edge from src to dest.  A new node is added to the adjacency</text:span></text:p>
      <text:p text:style-name="P3"><text:span text:style-name="T8">    // list of src.  The node is added at the begining</text:span></text:p>
      <text:p text:style-name="P3"><text:span text:style-name="T8">    struct</text:span><text:span text:style-name="T10"> </text:span><text:span text:style-name="T8">AdjListNode* newNode = newAdjListNode(dest, weight);</text:span></text:p>
      <text:p text:style-name="P3"><text:span text:style-name="T8">    newNode-&gt;next = graph-&gt;array[src].head;</text:span></text:p>
      <text:p text:style-name="P3"><text:span text:style-name="T8">    graph-&gt;array[src].head = newNode;</text:span></text:p>
      <text:p text:style-name="P3"><text:span text:style-name="T10"> </text:span></text:p>
      <text:p text:style-name="P3"><text:span text:style-name="T8">    // Since graph is undirected, add an edge from dest to src also</text:span></text:p>
      <text:p text:style-name="P3"><text:span text:style-name="T8">    newNode = newAdjListNode(src, weight);</text:span></text:p>
      <text:p text:style-name="P3"><text:span text:style-name="T8">    newNode-&gt;next = graph-&gt;array[dest].head;</text:span></text:p>
      <text:p text:style-name="P3"><text:span text:style-name="T8">    graph-&gt;array[dest].head = newNode;</text:span></text:p>
      <text:p text:style-name="P3"><text:span text:style-name="T8">}</text:span></text:p>
      <text:p text:style-name="P3"><text:span text:style-name="T10"> </text:span></text:p>
      <text:p text:style-name="P3"><text:span text:style-name="T8">// Structure to represent a min heap node</text:span></text:p>
      <text:p text:style-name="P3"><text:span text:style-name="T8">struct</text:span><text:span text:style-name="T10"> </text:span><text:span text:style-name="T8">MinHeapNode</text:span></text:p>
      <text:p text:style-name="P3"><text:span text:style-name="T8">{</text:span></text:p>
      <text:p text:style-name="P3"><text:span text:style-name="T8">    int</text:span><text:span text:style-name="T10">  </text:span><text:span text:style-name="T8">v;</text:span></text:p>
      <text:p text:style-name="P3"><text:span text:style-name="T8">    int</text:span><text:span text:style-name="T10"> </text:span><text:span text:style-name="T8">key;</text:span></text:p>
      <text:p text:style-name="P3"><text:span text:style-name="T8">};</text:span></text:p>
      <text:p text:style-name="P3"><text:span text:style-name="T10"> </text:span></text:p>
      <text:p text:style-name="P3"><text:soft-page-break/><text:span text:style-name="T8">// Structure to represent a min heap</text:span></text:p>
      <text:p text:style-name="P3"><text:span text:style-name="T8">struct</text:span><text:span text:style-name="T10"> </text:span><text:span text:style-name="T8">MinHeap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size;      // Number of heap nodes present currently</text:span></text:p>
      <text:p text:style-name="P3"><text:span text:style-name="T8">    int</text:span><text:span text:style-name="T10"> </text:span><text:span text:style-name="T8">capacity;  // Capacity of min heap</text:span></text:p>
      <text:p text:style-name="P3"><text:span text:style-name="T8">    int</text:span><text:span text:style-name="T10"> </text:span><text:span text:style-name="T8">*pos;     // This is needed for decreaseKey()</text:span></text:p>
      <text:p text:style-name="P3"><text:span text:style-name="T8">    struct</text:span><text:span text:style-name="T10"> </text:span><text:span text:style-name="T8">MinHeapNode **array;</text:span></text:p>
      <text:p text:style-name="P3"><text:span text:style-name="T8">};</text:span></text:p>
      <text:p text:style-name="P3"><text:span text:style-name="T10"> </text:span></text:p>
      <text:p text:style-name="P3"><text:span text:style-name="T8">// A utility function to create a new Min Heap Node</text:span></text:p>
      <text:p text:style-name="P3"><text:span text:style-name="T8">struct</text:span><text:span text:style-name="T10"> </text:span><text:span text:style-name="T8">MinHeapNode* newMinHeapNode(int</text:span><text:span text:style-name="T10"> </text:span><text:span text:style-name="T8">v, int</text:span><text:span text:style-name="T10"> </text:span><text:span text:style-name="T8">key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MinHeapNode* minHeapNode =</text:span></text:p>
      <text:p text:style-name="P3"><text:span text:style-name="T8">           (struct</text:span><text:span text:style-name="T10"> </text:span><text:span text:style-name="T8">MinHeapNode*) malloc(sizeof(struct</text:span><text:span text:style-name="T10"> </text:span><text:span text:style-name="T8">MinHeapNode));</text:span></text:p>
      <text:p text:style-name="P3"><text:span text:style-name="T8">    minHeapNode-&gt;v = v;</text:span></text:p>
      <text:p text:style-name="P3"><text:span text:style-name="T8">    minHeapNode-&gt;key = key;</text:span></text:p>
      <text:p text:style-name="P3"><text:span text:style-name="T8">    return</text:span><text:span text:style-name="T10"> </text:span><text:span text:style-name="T8">minHeapNode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 function to create a Min Heap</text:span></text:p>
      <text:p text:style-name="P3"><text:span text:style-name="T8">struct</text:span><text:span text:style-name="T10"> </text:span><text:span text:style-name="T8">MinHeap* createMinHeap(int</text:span><text:span text:style-name="T10"> </text:span><text:span text:style-name="T8">capacity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MinHeap* minHeap =</text:span></text:p>
      <text:p text:style-name="P3"><text:span text:style-name="T8">         (struct</text:span><text:span text:style-name="T10"> </text:span><text:span text:style-name="T8">MinHeap*) malloc(sizeof(struct</text:span><text:span text:style-name="T10"> </text:span><text:span text:style-name="T8">MinHeap));</text:span></text:p>
      <text:p text:style-name="P3"><text:span text:style-name="T8">    minHeap-&gt;pos = (int</text:span><text:span text:style-name="T10"> </text:span><text:span text:style-name="T8">*)malloc(capacity * sizeof(int));</text:span></text:p>
      <text:p text:style-name="P3"><text:span text:style-name="T8">    minHeap-&gt;size = 0;</text:span></text:p>
      <text:p text:style-name="P3"><text:span text:style-name="T8">    minHeap-&gt;capacity = capacity;</text:span></text:p>
      <text:p text:style-name="P3"><text:span text:style-name="T8">    minHeap-&gt;array =</text:span></text:p>
      <text:p text:style-name="P3"><text:span text:style-name="T8">         (struct</text:span><text:span text:style-name="T10"> </text:span><text:span text:style-name="T8">MinHeapNode**) malloc(capacity * sizeof(struct</text:span><text:span text:style-name="T10"> </text:span><text:span text:style-name="T8">MinHeapNode*));</text:span></text:p>
      <text:p text:style-name="P3"><text:span text:style-name="T8">    return</text:span><text:span text:style-name="T10"> </text:span><text:span text:style-name="T8">minHeap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o swap two nodes of min heap. Needed for min heapify</text:span></text:p>
      <text:p text:style-name="P3"><text:span text:style-name="T8">void</text:span><text:span text:style-name="T10"> </text:span><text:span text:style-name="T8">swapMinHeapNode(struct</text:span><text:span text:style-name="T10"> </text:span><text:span text:style-name="T8">MinHeapNode** a, struct</text:span><text:span text:style-name="T10"> </text:span><text:span text:style-name="T8">MinHeapNode** b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MinHeapNode* t = *a;</text:span></text:p>
      <text:p text:style-name="P3"><text:span text:style-name="T8">    *a = *b;</text:span></text:p>
      <text:p text:style-name="P3"><text:span text:style-name="T8">    *b = t;</text:span></text:p>
      <text:p text:style-name="P3"><text:span text:style-name="T8">}</text:span></text:p>
      <text:p text:style-name="P3"><text:span text:style-name="T10"> </text:span></text:p>
      <text:p text:style-name="P3"><text:span text:style-name="T8">// A standard function to heapify at given idx</text:span></text:p>
      <text:p text:style-name="P3"><text:span text:style-name="T8">// This function also updates position of nodes when they are swapped.</text:span></text:p>
      <text:p text:style-name="P3"><text:span text:style-name="T8">// Position is needed for decreaseKey()</text:span></text:p>
      <text:p text:style-name="P3"><text:span text:style-name="T8">void</text:span><text:span text:style-name="T10"> </text:span><text:span text:style-name="T8">minHeapify(struct</text:span><text:span text:style-name="T10"> </text:span><text:span text:style-name="T8">MinHeap* minHeap, int</text:span><text:span text:style-name="T10"> </text:span><text:span text:style-name="T8">idx)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smallest, left, right;</text:span></text:p>
      <text:p text:style-name="P3"><text:span text:style-name="T8">    smallest = idx;</text:span></text:p>
      <text:p text:style-name="P3"><text:span text:style-name="T8">    left = 2 * idx + 1;</text:span></text:p>
      <text:p text:style-name="P3"><text:span text:style-name="T8">    right = 2 * idx + 2;</text:span></text:p>
      <text:p text:style-name="P3"><text:span text:style-name="T10"> </text:span></text:p>
      <text:p text:style-name="P3"><text:span text:style-name="T8">    if</text:span><text:span text:style-name="T10"> </text:span><text:span text:style-name="T8">(left &lt; minHeap-&gt;size &amp;&amp;</text:span></text:p>
      <text:p text:style-name="P3"><text:span text:style-name="T8">        minHeap-&gt;array[left]-&gt;key &lt; minHeap-&gt;array[smallest]-&gt;key )</text:span></text:p>
      <text:p text:style-name="P3"><text:span text:style-name="T8">      smallest = left;</text:span></text:p>
      <text:p text:style-name="P3"><text:span text:style-name="T10"> </text:span></text:p>
      <text:p text:style-name="P3"><text:span text:style-name="T8">    if</text:span><text:span text:style-name="T10"> </text:span><text:span text:style-name="T8">(right &lt; minHeap-&gt;size &amp;&amp;</text:span></text:p>
      <text:p text:style-name="P3"><text:soft-page-break/><text:span text:style-name="T8">        minHeap-&gt;array[right]-&gt;key &lt; minHeap-&gt;array[smallest]-&gt;key )</text:span></text:p>
      <text:p text:style-name="P3"><text:span text:style-name="T8">      smallest = right;</text:span></text:p>
      <text:p text:style-name="P3"><text:span text:style-name="T10"> </text:span></text:p>
      <text:p text:style-name="P3"><text:span text:style-name="T8">    if</text:span><text:span text:style-name="T10"> </text:span><text:span text:style-name="T8">(smallest != idx)</text:span></text:p>
      <text:p text:style-name="P3"><text:span text:style-name="T8">    {</text:span></text:p>
      <text:p text:style-name="P3"><text:span text:style-name="T8">        // The nodes to be swapped in min heap</text:span></text:p>
      <text:p text:style-name="P3"><text:span text:style-name="T8">        MinHeapNode *smallestNode = minHeap-&gt;array[smallest];</text:span></text:p>
      <text:p text:style-name="P3"><text:span text:style-name="T8">        MinHeapNode *idxNode = minHeap-&gt;array[idx];</text:span></text:p>
      <text:p text:style-name="P3"><text:span text:style-name="T10"> </text:span></text:p>
      <text:p text:style-name="P3"><text:span text:style-name="T8">        // Swap positions</text:span></text:p>
      <text:p text:style-name="P3"><text:span text:style-name="T8">        minHeap-&gt;pos[smallestNode-&gt;v] = idx;</text:span></text:p>
      <text:p text:style-name="P3"><text:span text:style-name="T8">        minHeap-&gt;pos[idxNode-&gt;v] = smallest;</text:span></text:p>
      <text:p text:style-name="P3"><text:span text:style-name="T10"> </text:span></text:p>
      <text:p text:style-name="P3"><text:span text:style-name="T8">        // Swap nodes</text:span></text:p>
      <text:p text:style-name="P3"><text:span text:style-name="T8">        swapMinHeapNode(&amp;minHeap-&gt;array[smallest], &amp;minHeap-&gt;array[idx]);</text:span></text:p>
      <text:p text:style-name="P3"><text:span text:style-name="T10"> </text:span></text:p>
      <text:p text:style-name="P3"><text:span text:style-name="T8">        minHeapify(minHeap, smallest);</text:span></text:p>
      <text:p text:style-name="P3"><text:span text:style-name="T8">    }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o check if the given minHeap is ampty or not</text:span></text:p>
      <text:p text:style-name="P3"><text:span text:style-name="T8">int</text:span><text:span text:style-name="T10"> </text:span><text:span text:style-name="T8">isEmpty(struct</text:span><text:span text:style-name="T10"> </text:span><text:span text:style-name="T8">MinHeap* minHeap)</text:span></text:p>
      <text:p text:style-name="P3"><text:span text:style-name="T8">{</text:span></text:p>
      <text:p text:style-name="P3"><text:span text:style-name="T8">    return</text:span><text:span text:style-name="T10"> </text:span><text:span text:style-name="T8">minHeap-&gt;size == 0;</text:span></text:p>
      <text:p text:style-name="P3"><text:span text:style-name="T8">}</text:span></text:p>
      <text:p text:style-name="P3"><text:span text:style-name="T10"> </text:span></text:p>
      <text:p text:style-name="P3"><text:span text:style-name="T8">// Standard function to extract minimum node from heap</text:span></text:p>
      <text:p text:style-name="P3"><text:span text:style-name="T8">struct</text:span><text:span text:style-name="T10"> </text:span><text:span text:style-name="T8">MinHeapNode* extractMin(struct</text:span><text:span text:style-name="T10"> </text:span><text:span text:style-name="T8">MinHeap* minHeap)</text:span></text:p>
      <text:p text:style-name="P3"><text:span text:style-name="T8">{</text:span></text:p>
      <text:p text:style-name="P3"><text:span text:style-name="T8">    if</text:span><text:span text:style-name="T10"> </text:span><text:span text:style-name="T8">(isEmpty(minHeap))</text:span></text:p>
      <text:p text:style-name="P3"><text:span text:style-name="T8">        return</text:span><text:span text:style-name="T10"> </text:span><text:span text:style-name="T8">NULL;</text:span></text:p>
      <text:p text:style-name="P3"><text:span text:style-name="T10"> </text:span></text:p>
      <text:p text:style-name="P3"><text:span text:style-name="T8">    // Store the root node</text:span></text:p>
      <text:p text:style-name="P3"><text:span text:style-name="T8">    struct</text:span><text:span text:style-name="T10"> </text:span><text:span text:style-name="T8">MinHeapNode* root = minHeap-&gt;array[0];</text:span></text:p>
      <text:p text:style-name="P3"><text:span text:style-name="T10"> </text:span></text:p>
      <text:p text:style-name="P3"><text:span text:style-name="T8">    // Replace root node with last node</text:span></text:p>
      <text:p text:style-name="P3"><text:span text:style-name="T8">    struct</text:span><text:span text:style-name="T10"> </text:span><text:span text:style-name="T8">MinHeapNode* lastNode = minHeap-&gt;array[minHeap-&gt;size - 1];</text:span></text:p>
      <text:p text:style-name="P3"><text:span text:style-name="T8">    minHeap-&gt;array[0] = lastNode;</text:span></text:p>
      <text:p text:style-name="P3"><text:span text:style-name="T10"> </text:span></text:p>
      <text:p text:style-name="P3"><text:span text:style-name="T8">    // Update position of last node</text:span></text:p>
      <text:p text:style-name="P3"><text:span text:style-name="T8">    minHeap-&gt;pos[root-&gt;v] = minHeap-&gt;size-1;</text:span></text:p>
      <text:p text:style-name="P3"><text:span text:style-name="T8">    minHeap-&gt;pos[lastNode-&gt;v] = 0;</text:span></text:p>
      <text:p text:style-name="P3"><text:span text:style-name="T10"> </text:span></text:p>
      <text:p text:style-name="P3"><text:span text:style-name="T8">    // Reduce heap size and heapify root</text:span></text:p>
      <text:p text:style-name="P3"><text:span text:style-name="T8">    --minHeap-&gt;size;</text:span></text:p>
      <text:p text:style-name="P3"><text:span text:style-name="T8">    minHeapify(minHeap, 0);</text:span></text:p>
      <text:p text:style-name="P3"><text:span text:style-name="T10"> </text:span></text:p>
      <text:p text:style-name="P3"><text:span text:style-name="T8">    return</text:span><text:span text:style-name="T10"> </text:span><text:span text:style-name="T8">root;</text:span></text:p>
      <text:p text:style-name="P3"><text:span text:style-name="T8">}</text:span></text:p>
      <text:p text:style-name="P3"><text:span text:style-name="T10"> </text:span></text:p>
      <text:p text:style-name="P3"><text:span text:style-name="T8">// Function to decreasy key value of a given vertex v. This function</text:span></text:p>
      <text:p text:style-name="P3"><text:span text:style-name="T8">// uses pos[] of min heap to get the current index of node in min heap</text:span></text:p>
      <text:p text:style-name="P3"><text:span text:style-name="T8">void</text:span><text:span text:style-name="T10"> </text:span><text:span text:style-name="T8">decreaseKey(struct</text:span><text:span text:style-name="T10"> </text:span><text:span text:style-name="T8">MinHeap* minHeap, int</text:span><text:span text:style-name="T10"> </text:span><text:span text:style-name="T8">v, int</text:span><text:span text:style-name="T10"> </text:span><text:span text:style-name="T8">key)</text:span></text:p>
      <text:p text:style-name="P3"><text:span text:style-name="T8">{</text:span></text:p>
      <text:p text:style-name="P3"><text:soft-page-break/><text:span text:style-name="T8">    // Get the index of v in  heap array</text:span></text:p>
      <text:p text:style-name="P3"><text:span text:style-name="T8">    int</text:span><text:span text:style-name="T10"> </text:span><text:span text:style-name="T8">i = minHeap-&gt;pos[v];</text:span></text:p>
      <text:p text:style-name="P3"><text:span text:style-name="T10"> </text:span></text:p>
      <text:p text:style-name="P3"><text:span text:style-name="T8">    // Get the node and update its key value</text:span></text:p>
      <text:p text:style-name="P3"><text:span text:style-name="T8">    minHeap-&gt;array[i]-&gt;key = key;</text:span></text:p>
      <text:p text:style-name="P3"><text:span text:style-name="T10"> </text:span></text:p>
      <text:p text:style-name="P3"><text:span text:style-name="T8">    // Travel up while the complete tree is not hepified.</text:span></text:p>
      <text:p text:style-name="P3"><text:span text:style-name="T8">    // This is a O(Logn) loop</text:span></text:p>
      <text:p text:style-name="P3"><text:span text:style-name="T8">    while</text:span><text:span text:style-name="T10"> </text:span><text:span text:style-name="T8">(i &amp;&amp; minHeap-&gt;array[i]-&gt;key &lt; minHeap-&gt;array[(i - 1) / 2]-&gt;key)</text:span></text:p>
      <text:p text:style-name="P3"><text:span text:style-name="T8">    {</text:span></text:p>
      <text:p text:style-name="P3"><text:span text:style-name="T8">        // Swap this node with its parent</text:span></text:p>
      <text:p text:style-name="P3"><text:span text:style-name="T8">        minHeap-&gt;pos[minHeap-&gt;array[i]-&gt;v] = (i-1)/2;</text:span></text:p>
      <text:p text:style-name="P3"><text:span text:style-name="T8">        minHeap-&gt;pos[minHeap-&gt;array[(i-1)/2]-&gt;v] = i;</text:span></text:p>
      <text:p text:style-name="P3"><text:span text:style-name="T8">        swapMinHeapNode(&amp;minHeap-&gt;array[i],  &amp;minHeap-&gt;array[(i - 1) / 2]);</text:span></text:p>
      <text:p text:style-name="P3"><text:span text:style-name="T10"> </text:span></text:p>
      <text:p text:style-name="P3"><text:span text:style-name="T8">        // move to parent index</text:span></text:p>
      <text:p text:style-name="P3"><text:span text:style-name="T8">        i = (i - 1) / 2;</text:span></text:p>
      <text:p text:style-name="P3"><text:span text:style-name="T8">    }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o check if a given vertex</text:span></text:p>
      <text:p text:style-name="P3"><text:span text:style-name="T8">// 'v' is in min heap or not</text:span></text:p>
      <text:p text:style-name="P3"><text:span text:style-name="T8">bool</text:span><text:span text:style-name="T10"> </text:span><text:span text:style-name="T8">isInMinHeap(struct</text:span><text:span text:style-name="T10"> </text:span><text:span text:style-name="T8">MinHeap *minHeap, int</text:span><text:span text:style-name="T10"> </text:span><text:span text:style-name="T8">v)</text:span></text:p>
      <text:p text:style-name="P3"><text:span text:style-name="T8">{</text:span></text:p>
      <text:p text:style-name="P3"><text:span text:style-name="T8">   if</text:span><text:span text:style-name="T10"> </text:span><text:span text:style-name="T8">(minHeap-&gt;pos[v] &lt; minHeap-&gt;size)</text:span></text:p>
      <text:p text:style-name="P3"><text:span text:style-name="T8">     return</text:span><text:span text:style-name="T10"> </text:span><text:span text:style-name="T8">true;</text:span></text:p>
      <text:p text:style-name="P3"><text:span text:style-name="T8">   return</text:span><text:span text:style-name="T10"> </text:span><text:span text:style-name="T8">false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used to print the constructed MST</text:span></text:p>
      <text:p text:style-name="P3"><text:span text:style-name="T8">void</text:span><text:span text:style-name="T10"> </text:span><text:span text:style-name="T8">printArr(int</text:span><text:span text:style-name="T10"> </text:span><text:span text:style-name="T8">arr[], int</text:span><text:span text:style-name="T10"> </text:span><text:span text:style-name="T8">n)</text:span></text:p>
      <text:p text:style-name="P3"><text:span text:style-name="T8">{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i = 1; i &lt; n; ++i)</text:span></text:p>
      <text:p text:style-name="P3"><text:span text:style-name="T8">        printf("%d - %d\n", arr[i], i);</text:span></text:p>
      <text:p text:style-name="P3"><text:span text:style-name="T8">}</text:span></text:p>
      <text:p text:style-name="P3"><text:span text:style-name="T10"> </text:span></text:p>
      <text:p text:style-name="P3"><text:span text:style-name="T8">// The main function that constructs Minimum Spanning Tree (MST)</text:span></text:p>
      <text:p text:style-name="P3"><text:span text:style-name="T8">// using Prim's algorithm</text:span></text:p>
      <text:p text:style-name="P3"><text:span text:style-name="T8">void</text:span><text:span text:style-name="T10"> </text:span><text:span text:style-name="T8">PrimMST(struct</text:span><text:span text:style-name="T10"> </text:span><text:span text:style-name="T8">Graph* graph)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V = graph-&gt;V;// Get the number of vertices in graph</text:span></text:p>
      <text:p text:style-name="P3"><text:span text:style-name="T8">    int</text:span><text:span text:style-name="T10"> </text:span><text:span text:style-name="T8">parent[V];   // Array to store constructed MST</text:span></text:p>
      <text:p text:style-name="P3"><text:span text:style-name="T8">    int</text:span><text:span text:style-name="T10"> </text:span><text:span text:style-name="T8">key[V];      // Key values used to pick minimum weight edge in cut</text:span></text:p>
      <text:p text:style-name="P3"><text:span text:style-name="T10"> </text:span></text:p>
      <text:p text:style-name="P3"><text:span text:style-name="T8">    // minHeap represents set E</text:span></text:p>
      <text:p text:style-name="P3"><text:span text:style-name="T8">    struct</text:span><text:span text:style-name="T10"> </text:span><text:span text:style-name="T8">MinHeap* minHeap = createMinHeap(V);</text:span></text:p>
      <text:p text:style-name="P3"><text:span text:style-name="T10"> </text:span></text:p>
      <text:p text:style-name="P3"><text:span text:style-name="T8">    // Initialize min heap with all vertices. Key value of</text:span></text:p>
      <text:p text:style-name="P3"><text:span text:style-name="T8">    // all vertices (except 0th vertex) is initially infinite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v = 1; v &lt; V; ++v)</text:span></text:p>
      <text:p text:style-name="P3"><text:span text:style-name="T8">    {</text:span></text:p>
      <text:p text:style-name="P3"><text:span text:style-name="T8">        parent[v] = -1;</text:span></text:p>
      <text:p text:style-name="P3"><text:span text:style-name="T8">        key[v] = INT_MAX;</text:span></text:p>
      <text:p text:style-name="P3"><text:span text:style-name="T8">        minHeap-&gt;array[v] = newMinHeapNode(v, key[v]);</text:span></text:p>
      <text:p text:style-name="P3"><text:span text:style-name="T8">        minHeap-&gt;pos[v] = v;</text:span></text:p>
      <text:p text:style-name="P3"><text:soft-page-break/><text:span text:style-name="T8">    }</text:span></text:p>
      <text:p text:style-name="P3"><text:span text:style-name="T10"> </text:span></text:p>
      <text:p text:style-name="P3"><text:span text:style-name="T8">    // Make key value of 0th vertex as 0 so that it</text:span></text:p>
      <text:p text:style-name="P3"><text:span text:style-name="T8">    // is extracted first</text:span></text:p>
      <text:p text:style-name="P3"><text:span text:style-name="T8">    key[0] = 0;</text:span></text:p>
      <text:p text:style-name="P3"><text:span text:style-name="T8">    minHeap-&gt;array[0] = newMinHeapNode(0, key[0]);</text:span></text:p>
      <text:p text:style-name="P3"><text:span text:style-name="T8">    minHeap-&gt;pos[0]   = 0;</text:span></text:p>
      <text:p text:style-name="P3"><text:span text:style-name="T10"> </text:span></text:p>
      <text:p text:style-name="P3"><text:span text:style-name="T8">    // Initially size of min heap is equal to V</text:span></text:p>
      <text:p text:style-name="P3"><text:span text:style-name="T8">    minHeap-&gt;size = V;</text:span></text:p>
      <text:p text:style-name="P3"><text:span text:style-name="T10"> </text:span></text:p>
      <text:p text:style-name="P3"><text:span text:style-name="T8">    // In the followin loop, min heap contains all nodes</text:span></text:p>
      <text:p text:style-name="P3"><text:span text:style-name="T8">    // not yet added to MST.</text:span></text:p>
      <text:p text:style-name="P3"><text:span text:style-name="T8">    while</text:span><text:span text:style-name="T10"> </text:span><text:span text:style-name="T8">(!isEmpty(minHeap))</text:span></text:p>
      <text:p text:style-name="P3"><text:span text:style-name="T8">    {</text:span></text:p>
      <text:p text:style-name="P3"><text:span text:style-name="T8">        // Extract the vertex with minimum key value</text:span></text:p>
      <text:p text:style-name="P3"><text:span text:style-name="T8">        struct</text:span><text:span text:style-name="T10"> </text:span><text:span text:style-name="T8">MinHeapNode* minHeapNode = extractMin(minHeap);</text:span></text:p>
      <text:p text:style-name="P3"><text:span text:style-name="T8">        int</text:span><text:span text:style-name="T10"> </text:span><text:span text:style-name="T8">u = minHeapNode-&gt;v; // Store the extracted vertex number</text:span></text:p>
      <text:p text:style-name="P3"><text:span text:style-name="T10"> </text:span></text:p>
      <text:p text:style-name="P3"><text:span text:style-name="T8">        // Traverse through all adjacent vertices of u (the extracted</text:span></text:p>
      <text:p text:style-name="P3"><text:span text:style-name="T8">        // vertex) and update their key values</text:span></text:p>
      <text:p text:style-name="P3"><text:span text:style-name="T8">        struct</text:span><text:span text:style-name="T10"> </text:span><text:span text:style-name="T8">AdjListNode* pCrawl = graph-&gt;array[u].head;</text:span></text:p>
      <text:p text:style-name="P3"><text:span text:style-name="T8">        while</text:span><text:span text:style-name="T10"> </text:span><text:span text:style-name="T8">(pCrawl != NULL)</text:span></text:p>
      <text:p text:style-name="P3"><text:span text:style-name="T8">        {</text:span></text:p>
      <text:p text:style-name="P3"><text:span text:style-name="T8">            int</text:span><text:span text:style-name="T10"> </text:span><text:span text:style-name="T8">v = pCrawl-&gt;dest;</text:span></text:p>
      <text:p text:style-name="P3"><text:span text:style-name="T10"> </text:span></text:p>
      <text:p text:style-name="P3"><text:span text:style-name="T8">            // If v is not yet included in MST and weight of u-v is</text:span></text:p>
      <text:p text:style-name="P3"><text:span text:style-name="T8">            // less than key value of v, then update key value and</text:span></text:p>
      <text:p text:style-name="P3"><text:span text:style-name="T8">            // parent of v</text:span></text:p>
      <text:p text:style-name="P3"><text:span text:style-name="T8">            if</text:span><text:span text:style-name="T10"> </text:span><text:span text:style-name="T8">(isInMinHeap(minHeap, v) &amp;&amp; pCrawl-&gt;weight &lt; key[v])</text:span></text:p>
      <text:p text:style-name="P3"><text:span text:style-name="T8">            {</text:span></text:p>
      <text:p text:style-name="P3"><text:span text:style-name="T8">                key[v] = pCrawl-&gt;weight;</text:span></text:p>
      <text:p text:style-name="P3"><text:span text:style-name="T8">                parent[v] = u;</text:span></text:p>
      <text:p text:style-name="P3"><text:span text:style-name="T8">                decreaseKey(minHeap, v, key[v]);</text:span></text:p>
      <text:p text:style-name="P3"><text:span text:style-name="T8">            }</text:span></text:p>
      <text:p text:style-name="P3"><text:span text:style-name="T8">            pCrawl = pCrawl-&gt;next;</text:span></text:p>
      <text:p text:style-name="P3"><text:span text:style-name="T8">        }</text:span></text:p>
      <text:p text:style-name="P3"><text:span text:style-name="T8">    }</text:span></text:p>
      <text:p text:style-name="P3"><text:span text:style-name="T10"> </text:span></text:p>
      <text:p text:style-name="P3"><text:span text:style-name="T8">    // print edges of MST</text:span></text:p>
      <text:p text:style-name="P3"><text:span text:style-name="T8">    printArr(parent, V);</text:span></text:p>
      <text:p text:style-name="P3"><text:span text:style-name="T8">}</text:span></text:p>
      <text:p text:style-name="Standard"/>
      <text:h text:style-name="Heading_20_2" text:outline-level="2"><text:bookmark-start text:name="__RefHeading__3769_860660071"/><text:bookmark-start text:name="_Toc370908322"/>Prim’s Minimum Spanning Tree Algorithm<text:bookmark-end text:name="__RefHeading__3769_860660071"/><text:bookmark-end text:name="_Toc370908322"/></text:h>
      <text:p text:style-name="P3"><text:span text:style-name="T8">// Number of vertices in the graph</text:span></text:p>
      <text:p text:style-name="P3"><text:span text:style-name="T8">#define V 5</text:span></text:p>
      <text:p text:style-name="P3"><text:span text:style-name="T10"> </text:span></text:p>
      <text:p text:style-name="P3"><text:span text:style-name="T8">// A utility function to find the vertex with minimum key value, from</text:span></text:p>
      <text:p text:style-name="P3"><text:span text:style-name="T8">// the set of vertices not yet included in MST</text:span></text:p>
      <text:p text:style-name="P3"><text:span text:style-name="T8">int</text:span><text:span text:style-name="T10"> </text:span><text:span text:style-name="T8">minKey(int</text:span><text:span text:style-name="T10"> </text:span><text:span text:style-name="T8">key[], bool</text:span><text:span text:style-name="T10"> </text:span><text:span text:style-name="T8">mstSet[])</text:span></text:p>
      <text:p text:style-name="P3"><text:span text:style-name="T8">{</text:span></text:p>
      <text:p text:style-name="P3"><text:span text:style-name="T8">   // Initialize min value</text:span></text:p>
      <text:p text:style-name="P3"><text:span text:style-name="T8">   int</text:span><text:span text:style-name="T10"> </text:span><text:span text:style-name="T8">min = INT_MAX, min_index;</text:span></text:p>
      <text:p text:style-name="P3"><text:soft-page-break/><text:span text:style-name="T10"> </text:span></text:p>
      <text:p text:style-name="P3"><text:span text:style-name="T8">   for</text:span><text:span text:style-name="T10"> </text:span><text:span text:style-name="T8">(int</text:span><text:span text:style-name="T10"> </text:span><text:span text:style-name="T8">v = 0; v &lt; V; v++)</text:span></text:p>
      <text:p text:style-name="P3"><text:span text:style-name="T8">     if</text:span><text:span text:style-name="T10"> </text:span><text:span text:style-name="T8">(mstSet[v] == false</text:span><text:span text:style-name="T10"> </text:span><text:span text:style-name="T8">&amp;&amp; key[v] &lt; min)</text:span></text:p>
      <text:p text:style-name="P3"><text:span text:style-name="T8">         min = key[v], min_index = v;</text:span></text:p>
      <text:p text:style-name="P3"><text:span text:style-name="T10"> </text:span></text:p>
      <text:p text:style-name="P3"><text:span text:style-name="T8">   return</text:span><text:span text:style-name="T10"> </text:span><text:span text:style-name="T8">min_index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to print the constructed MST stored in parent[]</text:span></text:p>
      <text:p text:style-name="P3"><text:span text:style-name="T8">int</text:span><text:span text:style-name="T10"> </text:span><text:span text:style-name="T8">printMST(int</text:span><text:span text:style-name="T10"> </text:span><text:span text:style-name="T8">parent[], int</text:span><text:span text:style-name="T10"> </text:span><text:span text:style-name="T8">n, int</text:span><text:span text:style-name="T10"> </text:span><text:span text:style-name="T8">graph[V][V])</text:span></text:p>
      <text:p text:style-name="P3"><text:span text:style-name="T8">{</text:span></text:p>
      <text:p text:style-name="P3"><text:span text:style-name="T8">   printf("Edge   Weight\n");</text:span></text:p>
      <text:p text:style-name="P3"><text:span text:style-name="T8">   for</text:span><text:span text:style-name="T10"> </text:span><text:span text:style-name="T8">(int</text:span><text:span text:style-name="T10"> </text:span><text:span text:style-name="T8">i = 1; i &lt; V; i++)</text:span></text:p>
      <text:p text:style-name="P3"><text:span text:style-name="T8">      printf("%d - %d    %d \n", parent[i], i, graph[i][parent[i]]);</text:span></text:p>
      <text:p text:style-name="P3"><text:span text:style-name="T8">}</text:span></text:p>
      <text:p text:style-name="P3"><text:span text:style-name="T10"> </text:span></text:p>
      <text:p text:style-name="P3"><text:span text:style-name="T8">// Function to construct and print MST for a graph represented using adjacency</text:span></text:p>
      <text:p text:style-name="P3"><text:span text:style-name="T8">// matrix representation</text:span></text:p>
      <text:p text:style-name="P3"><text:span text:style-name="T8">void</text:span><text:span text:style-name="T10"> </text:span><text:span text:style-name="T8">primMST(int</text:span><text:span text:style-name="T10"> </text:span><text:span text:style-name="T8">graph[V][V])</text:span></text:p>
      <text:p text:style-name="P3"><text:span text:style-name="T8">{</text:span></text:p>
      <text:p text:style-name="P3"><text:span text:style-name="T8">     int</text:span><text:span text:style-name="T10"> </text:span><text:span text:style-name="T8">parent[V]; // Array to store constructed MST</text:span></text:p>
      <text:p text:style-name="P3"><text:span text:style-name="T8">     int</text:span><text:span text:style-name="T10"> </text:span><text:span text:style-name="T8">key[V];   // Key values used to pick minimum weight edge in cut</text:span></text:p>
      <text:p text:style-name="P3"><text:span text:style-name="T8">     bool</text:span><text:span text:style-name="T10"> </text:span><text:span text:style-name="T8">mstSet[V];  // To represent set of vertices not yet included in MST</text:span></text:p>
      <text:p text:style-name="P3"><text:span text:style-name="T10"> </text:span></text:p>
      <text:p text:style-name="P3"><text:span text:style-name="T8">     // Initialize all keys as INFINITE</text:span></text:p>
      <text:p text:style-name="P3"><text:span text:style-name="T8">     for</text:span><text:span text:style-name="T10"> </text:span><text:span text:style-name="T8">(int</text:span><text:span text:style-name="T10"> </text:span><text:span text:style-name="T8">i = 0; i &lt; V; i++)</text:span></text:p>
      <text:p text:style-name="P3"><text:span text:style-name="T8">        key[i] = INT_MAX, mstSet[i] = false;</text:span></text:p>
      <text:p text:style-name="P3"><text:span text:style-name="T10"> </text:span></text:p>
      <text:p text:style-name="P3"><text:span text:style-name="T8">     // Always include first 1st vertex in MST.</text:span></text:p>
      <text:p text:style-name="P3"><text:span text:style-name="T8">     key[0] = 0;     // Make key 0 so that this vertex is picked as first vertex</text:span></text:p>
      <text:p text:style-name="P3"><text:span text:style-name="T8">     parent[0] = -1; // First node is always root of MST </text:span></text:p>
      <text:p text:style-name="P3"><text:span text:style-name="T10"> </text:span></text:p>
      <text:p text:style-name="P3"><text:span text:style-name="T8">     // The MST will have V vertices</text:span></text:p>
      <text:p text:style-name="P3"><text:span text:style-name="T8">     for</text:span><text:span text:style-name="T10"> </text:span><text:span text:style-name="T8">(int</text:span><text:span text:style-name="T10"> </text:span><text:span text:style-name="T8">count = 0; count &lt; V-1; count++)</text:span></text:p>
      <text:p text:style-name="P3"><text:span text:style-name="T8">     {</text:span></text:p>
      <text:p text:style-name="P3"><text:span text:style-name="T8">        // Pick thd minimum key vertex from the set of vertices</text:span></text:p>
      <text:p text:style-name="P3"><text:span text:style-name="T8">        // not yet included in MST</text:span></text:p>
      <text:p text:style-name="P3"><text:span text:style-name="T8">        int</text:span><text:span text:style-name="T10"> </text:span><text:span text:style-name="T8">u = minKey(key, mstSet);</text:span></text:p>
      <text:p text:style-name="P3"><text:span text:style-name="T10"> </text:span></text:p>
      <text:p text:style-name="P3"><text:span text:style-name="T8">        // Add the picked vertex to the MST Set</text:span></text:p>
      <text:p text:style-name="P3"><text:span text:style-name="T8">        mstSet[u] = true;</text:span></text:p>
      <text:p text:style-name="P3"><text:span text:style-name="T10"> </text:span></text:p>
      <text:p text:style-name="P3"><text:span text:style-name="T8">        // Update key value and parent index of the adjacent vertices of</text:span></text:p>
      <text:p text:style-name="P3"><text:span text:style-name="T8">        // the picked vertex. Consider only those vertices which are not yet</text:span></text:p>
      <text:p text:style-name="P3"><text:span text:style-name="T8">        // included in MST</text:span></text:p>
      <text:p text:style-name="P3"><text:span text:style-name="T8">        for</text:span><text:span text:style-name="T10"> </text:span><text:span text:style-name="T8">(int</text:span><text:span text:style-name="T10"> </text:span><text:span text:style-name="T8">v = 0; v &lt; V; v++)</text:span></text:p>
      <text:p text:style-name="P3"><text:span text:style-name="T10"> </text:span></text:p>
      <text:p text:style-name="P3"><text:span text:style-name="T8">           // graph[u][v] is non zero only for adjacent vertices of m</text:span></text:p>
      <text:p text:style-name="P3"><text:span text:style-name="T8">           // mstSet[v] is false for vertices not yet included in MST</text:span></text:p>
      <text:p text:style-name="P3"><text:span text:style-name="T8">           // Update the key only if graph[u][v] is smaller than key[v]</text:span></text:p>
      <text:p text:style-name="P3"><text:span text:style-name="T8">          if</text:span><text:span text:style-name="T10"> </text:span><text:span text:style-name="T8">(graph[u][v] &amp;&amp; mstSet[v] == false</text:span><text:span text:style-name="T10"> </text:span><text:span text:style-name="T8">&amp;&amp; graph[u][v] &lt;  key[v])</text:span></text:p>
      <text:p text:style-name="P3"><text:span text:style-name="T8">             parent[v]  = u, key[v] = graph[u][v];</text:span></text:p>
      <text:p text:style-name="P3"><text:span text:style-name="T8">     }</text:span></text:p>
      <text:p text:style-name="P3"><text:soft-page-break/><text:span text:style-name="T10"> </text:span></text:p>
      <text:p text:style-name="P3"><text:span text:style-name="T8">     // print the constructed MST</text:span></text:p>
      <text:p text:style-name="P3"><text:span text:style-name="T8">     printMST(parent, V, graph);</text:span></text:p>
      <text:p text:style-name="P3"><text:span text:style-name="T8">}</text:span></text:p>
      <text:p text:style-name="Standard"/>
      <text:h text:style-name="Heading_20_2" text:outline-level="2"><text:bookmark-start text:name="__RefHeading__3771_860660071"/><text:bookmark-start text:name="_Toc370908323"/>Kruskal’s Minimum Spanning Tree Algorithm<text:bookmark-end text:name="__RefHeading__3771_860660071"/><text:bookmark-end text:name="_Toc370908323"/></text:h>
      <text:p text:style-name="Standard"/>
      <text:p text:style-name="P3"><text:span text:style-name="T8">// a structure to represent a weighted edge in graph</text:span></text:p>
      <text:p text:style-name="P3"><text:span text:style-name="T8">struct</text:span><text:span text:style-name="T10"> </text:span><text:span text:style-name="T8">Edge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src, dest, weight;</text:span></text:p>
      <text:p text:style-name="P3"><text:span text:style-name="T8">};</text:span></text:p>
      <text:p text:style-name="P3"><text:span text:style-name="T10"> </text:span></text:p>
      <text:p text:style-name="P3"><text:span text:style-name="T8">// a structure to represent a connected, undirected and weighted graph</text:span></text:p>
      <text:p text:style-name="P3"><text:span text:style-name="T8">struct</text:span><text:span text:style-name="T10"> </text:span><text:span text:style-name="T8">Graph</text:span></text:p>
      <text:p text:style-name="P3"><text:span text:style-name="T8">{</text:span></text:p>
      <text:p text:style-name="P3"><text:span text:style-name="T8">    // V-&gt; Number of vertices, E-&gt; Number of edges</text:span></text:p>
      <text:p text:style-name="P3"><text:span text:style-name="T8">    int</text:span><text:span text:style-name="T10"> </text:span><text:span text:style-name="T8">V, E;</text:span></text:p>
      <text:p text:style-name="P3"><text:span text:style-name="T10"> </text:span></text:p>
      <text:p text:style-name="P3"><text:span text:style-name="T8">    // graph is represented as an array of edges. Since the graph is</text:span></text:p>
      <text:p text:style-name="P3"><text:span text:style-name="T8">    // undirected, the edge from src to dest is also edge from dest</text:span></text:p>
      <text:p text:style-name="P3"><text:span text:style-name="T8">    // to src. Both are counted as 1 edge here.</text:span></text:p>
      <text:p text:style-name="P3"><text:span text:style-name="T8">    struct</text:span><text:span text:style-name="T10"> </text:span><text:span text:style-name="T8">Edge* edge;</text:span></text:p>
      <text:p text:style-name="P3"><text:span text:style-name="T8">};</text:span></text:p>
      <text:p text:style-name="P3"><text:span text:style-name="T10"> </text:span></text:p>
      <text:p text:style-name="P3"><text:span text:style-name="T8">// Creates a graph with V vertices and E edges</text:span></text:p>
      <text:p text:style-name="P3"><text:span text:style-name="T8">struct</text:span><text:span text:style-name="T10"> </text:span><text:span text:style-name="T8">Graph* createGraph(int</text:span><text:span text:style-name="T10"> </text:span><text:span text:style-name="T8">V, int</text:span><text:span text:style-name="T10"> </text:span><text:span text:style-name="T8">E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Graph* graph = (struct</text:span><text:span text:style-name="T10"> </text:span><text:span text:style-name="T8">Graph*) malloc( sizeof(struct</text:span><text:span text:style-name="T10"> </text:span><text:span text:style-name="T8">Graph) );</text:span></text:p>
      <text:p text:style-name="P3"><text:span text:style-name="T8">    graph-&gt;V = V;</text:span></text:p>
      <text:p text:style-name="P3"><text:span text:style-name="T8">    graph-&gt;E = E;</text:span></text:p>
      <text:p text:style-name="P3"><text:span text:style-name="T10"> </text:span></text:p>
      <text:p text:style-name="P3"><text:span text:style-name="T8">    graph-&gt;edge = (struct</text:span><text:span text:style-name="T10"> </text:span><text:span text:style-name="T8">Edge*) malloc( graph-&gt;E * sizeof( struct</text:span><text:span text:style-name="T10"> </text:span><text:span text:style-name="T8">Edge ) );</text:span></text:p>
      <text:p text:style-name="P3"><text:span text:style-name="T10"> </text:span></text:p>
      <text:p text:style-name="P3"><text:span text:style-name="T8">    return</text:span><text:span text:style-name="T10"> </text:span><text:span text:style-name="T8">graph;</text:span></text:p>
      <text:p text:style-name="P3"><text:span text:style-name="T8">}</text:span></text:p>
      <text:p text:style-name="P3"><text:span text:style-name="T10"> </text:span></text:p>
      <text:p text:style-name="P3"><text:span text:style-name="T8">// A structure to represent a subset for union-find</text:span></text:p>
      <text:p text:style-name="P3"><text:span text:style-name="T8">struct</text:span><text:span text:style-name="T10"> </text:span><text:span text:style-name="T8">subset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parent;</text:span></text:p>
      <text:p text:style-name="P3"><text:span text:style-name="T8">    int</text:span><text:span text:style-name="T10"> </text:span><text:span text:style-name="T8">rank;</text:span></text:p>
      <text:p text:style-name="P3"><text:span text:style-name="T8">};</text:span></text:p>
      <text:p text:style-name="P3"><text:span text:style-name="T10"> </text:span></text:p>
      <text:p text:style-name="P3"><text:span text:style-name="T8">// A utility function to find set of an element i</text:span></text:p>
      <text:p text:style-name="P3"><text:span text:style-name="T8">// (uses path compression technique)</text:span></text:p>
      <text:p text:style-name="P3"><text:span text:style-name="T8">int</text:span><text:span text:style-name="T10"> </text:span><text:span text:style-name="T8">find(struct</text:span><text:span text:style-name="T10"> </text:span><text:span text:style-name="T8">subset subsets[], int</text:span><text:span text:style-name="T10"> </text:span><text:span text:style-name="T8">i)</text:span></text:p>
      <text:p text:style-name="P3"><text:span text:style-name="T8">{</text:span></text:p>
      <text:p text:style-name="P3"><text:span text:style-name="T8">    // find root and make root as parent of i (path compression)</text:span></text:p>
      <text:p text:style-name="P3"><text:span text:style-name="T8">    if</text:span><text:span text:style-name="T10"> </text:span><text:span text:style-name="T8">(subsets[i].parent != i)</text:span></text:p>
      <text:p text:style-name="P3"><text:span text:style-name="T8">        subsets[i].parent = find(subsets, subsets[i].parent);</text:span></text:p>
      <text:p text:style-name="P3"><text:span text:style-name="T10"> </text:span></text:p>
      <text:p text:style-name="P3"><text:soft-page-break/><text:span text:style-name="T8">    return</text:span><text:span text:style-name="T10"> </text:span><text:span text:style-name="T8">subsets[i].parent;</text:span></text:p>
      <text:p text:style-name="P3"><text:span text:style-name="T8">}</text:span></text:p>
      <text:p text:style-name="P3"><text:span text:style-name="T10"> </text:span></text:p>
      <text:p text:style-name="P3"><text:span text:style-name="T8">// A function that does union of two sets of x and y</text:span></text:p>
      <text:p text:style-name="P3"><text:span text:style-name="T8">// (uses union by rank)</text:span></text:p>
      <text:p text:style-name="P3"><text:span text:style-name="T8">void</text:span><text:span text:style-name="T10"> </text:span><text:span text:style-name="T8">Union(struct</text:span><text:span text:style-name="T10"> </text:span><text:span text:style-name="T8">subset subsets[], int</text:span><text:span text:style-name="T10"> </text:span><text:span text:style-name="T8">x, int</text:span><text:span text:style-name="T10"> </text:span><text:span text:style-name="T8">y)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xroot = find(subsets, x);</text:span></text:p>
      <text:p text:style-name="P3"><text:span text:style-name="T8">    int</text:span><text:span text:style-name="T10"> </text:span><text:span text:style-name="T8">yroot = find(subsets, y);</text:span></text:p>
      <text:p text:style-name="P3"><text:span text:style-name="T10"> </text:span></text:p>
      <text:p text:style-name="P3"><text:span text:style-name="T8">    // Attach smaller rank tree under root of high rank tree</text:span></text:p>
      <text:p text:style-name="P3"><text:span text:style-name="T8">    // (Union by Rank)</text:span></text:p>
      <text:p text:style-name="P3"><text:span text:style-name="T8">    if</text:span><text:span text:style-name="T10"> </text:span><text:span text:style-name="T8">(subsets[xroot].rank &lt; subsets[yroot].rank)</text:span></text:p>
      <text:p text:style-name="P3"><text:span text:style-name="T8">        subsets[xroot].parent = yroot;</text:span></text:p>
      <text:p text:style-name="P3"><text:span text:style-name="T8">    else</text:span><text:span text:style-name="T10"> </text:span><text:span text:style-name="T8">if</text:span><text:span text:style-name="T10"> </text:span><text:span text:style-name="T8">(subsets[xroot].rank &gt; subsets[yroot].rank)</text:span></text:p>
      <text:p text:style-name="P3"><text:span text:style-name="T8">        subsets[yroot].parent = xroot;</text:span></text:p>
      <text:p text:style-name="P3"><text:span text:style-name="T10"> </text:span></text:p>
      <text:p text:style-name="P3"><text:span text:style-name="T8">    // If ranks are same, then make one as root and increment</text:span></text:p>
      <text:p text:style-name="P3"><text:span text:style-name="T8">    // its rank by one</text:span></text:p>
      <text:p text:style-name="P3"><text:span text:style-name="T8">    else</text:span></text:p>
      <text:p text:style-name="P3"><text:span text:style-name="T8">    {</text:span></text:p>
      <text:p text:style-name="P3"><text:span text:style-name="T8">        subsets[yroot].parent = xroot;</text:span></text:p>
      <text:p text:style-name="P3"><text:span text:style-name="T8">        subsets[xroot].rank++;</text:span></text:p>
      <text:p text:style-name="P3"><text:span text:style-name="T8">    }</text:span></text:p>
      <text:p text:style-name="P3"><text:span text:style-name="T8">}</text:span></text:p>
      <text:p text:style-name="P3"><text:span text:style-name="T10"> </text:span></text:p>
      <text:p text:style-name="P3"><text:span text:style-name="T8">// Compare two edges according to their weights.</text:span></text:p>
      <text:p text:style-name="P3"><text:span text:style-name="T8">// Used in qsort() for sorting an array of edges</text:span></text:p>
      <text:p text:style-name="P3"><text:span text:style-name="T8">int</text:span><text:span text:style-name="T10"> </text:span><text:span text:style-name="T8">myComp(const</text:span><text:span text:style-name="T10"> </text:span><text:span text:style-name="T8">void* a, const</text:span><text:span text:style-name="T10"> </text:span><text:span text:style-name="T8">void* b)</text:span></text:p>
      <text:p text:style-name="P3"><text:span text:style-name="T8">{</text:span></text:p>
      <text:p text:style-name="P3"><text:span text:style-name="T8">    struct</text:span><text:span text:style-name="T10"> </text:span><text:span text:style-name="T8">Edge* a1 = (struct</text:span><text:span text:style-name="T10"> </text:span><text:span text:style-name="T8">Edge*)a;</text:span></text:p>
      <text:p text:style-name="P3"><text:span text:style-name="T8">    struct</text:span><text:span text:style-name="T10"> </text:span><text:span text:style-name="T8">Edge* b1 = (struct</text:span><text:span text:style-name="T10"> </text:span><text:span text:style-name="T8">Edge*)b;</text:span></text:p>
      <text:p text:style-name="P3"><text:span text:style-name="T8">    return</text:span><text:span text:style-name="T10"> </text:span><text:span text:style-name="T8">a1-&gt;weight &gt; b1-&gt;weight;</text:span></text:p>
      <text:p text:style-name="P3"><text:span text:style-name="T8">}</text:span></text:p>
      <text:p text:style-name="P3"><text:span text:style-name="T10"> </text:span></text:p>
      <text:p text:style-name="P3"><text:span text:style-name="T8">// The main function to construct MST using Kruskal's algorithm</text:span></text:p>
      <text:p text:style-name="P3"><text:span text:style-name="T8">void</text:span><text:span text:style-name="T10"> </text:span><text:span text:style-name="T8">KruskalMST(struct</text:span><text:span text:style-name="T10"> </text:span><text:span text:style-name="T8">Graph* graph)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V = graph-&gt;V;</text:span></text:p>
      <text:p text:style-name="P3"><text:span text:style-name="T8">    struct</text:span><text:span text:style-name="T10"> </text:span><text:span text:style-name="T8">Edge result[V];  // Tnis will store the resultant MST</text:span></text:p>
      <text:p text:style-name="P3"><text:span text:style-name="T8">    int</text:span><text:span text:style-name="T10"> </text:span><text:span text:style-name="T8">e = 0;  // An index variable, used for result[]</text:span></text:p>
      <text:p text:style-name="P3"><text:span text:style-name="T8">    int</text:span><text:span text:style-name="T10"> </text:span><text:span text:style-name="T8">i = 0;  // An index variable, used for sorted edges</text:span></text:p>
      <text:p text:style-name="P3"><text:span text:style-name="T10"> </text:span></text:p>
      <text:p text:style-name="P3"><text:span text:style-name="T8">    // Step 1:  Sort all the edges in non-decreasing order of their weight</text:span></text:p>
      <text:p text:style-name="P3"><text:span text:style-name="T8">    // If we are not allowed to change the given graph, we can create a copy of</text:span></text:p>
      <text:p text:style-name="P3"><text:span text:style-name="T8">    // array of edges</text:span></text:p>
      <text:p text:style-name="P3"><text:span text:style-name="T8">    qsort(graph-&gt;edge, graph-&gt;E, sizeof(graph-&gt;edge[0]), myComp);</text:span></text:p>
      <text:p text:style-name="P3"><text:span text:style-name="T10"> </text:span></text:p>
      <text:p text:style-name="P3"><text:span text:style-name="T8">    // Allocate memory for creating V ssubsets</text:span></text:p>
      <text:p text:style-name="P3"><text:span text:style-name="T8">    struct</text:span><text:span text:style-name="T10"> </text:span><text:span text:style-name="T8">subset *subsets =</text:span></text:p>
      <text:p text:style-name="P3"><text:span text:style-name="T8">        (struct</text:span><text:span text:style-name="T10"> </text:span><text:span text:style-name="T8">subset*) malloc( V * sizeof(struct</text:span><text:span text:style-name="T10"> </text:span><text:span text:style-name="T8">subset) );</text:span></text:p>
      <text:p text:style-name="P3"><text:span text:style-name="T10"> </text:span></text:p>
      <text:p text:style-name="P3"><text:span text:style-name="T8">    // Create V subsets with single elements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v = 0; v &lt; V; ++v)</text:span></text:p>
      <text:p text:style-name="P3"><text:soft-page-break/><text:span text:style-name="T8">    {</text:span></text:p>
      <text:p text:style-name="P3"><text:span text:style-name="T8">        subsets[v].parent = v;</text:span></text:p>
      <text:p text:style-name="P3"><text:span text:style-name="T8">        subsets[v].rank = 0;</text:span></text:p>
      <text:p text:style-name="P3"><text:span text:style-name="T8">    }</text:span></text:p>
      <text:p text:style-name="P3"><text:span text:style-name="T10"> </text:span></text:p>
      <text:p text:style-name="P3"><text:span text:style-name="T8">    // Number of edges to be taken is equal to V-1</text:span></text:p>
      <text:p text:style-name="P3"><text:span text:style-name="T8">    while</text:span><text:span text:style-name="T10"> </text:span><text:span text:style-name="T8">(e &lt; V - 1)</text:span></text:p>
      <text:p text:style-name="P3"><text:span text:style-name="T8">    {</text:span></text:p>
      <text:p text:style-name="P3"><text:span text:style-name="T8">        // Step 2: Pick the smallest edge. And increment the index</text:span></text:p>
      <text:p text:style-name="P3"><text:span text:style-name="T8">        // for next iteration</text:span></text:p>
      <text:p text:style-name="P3"><text:span text:style-name="T8">        struct</text:span><text:span text:style-name="T10"> </text:span><text:span text:style-name="T8">Edge next_edge = graph-&gt;edge[i++];</text:span></text:p>
      <text:p text:style-name="P3"><text:span text:style-name="T10"> </text:span></text:p>
      <text:p text:style-name="P3"><text:span text:style-name="T8">        int</text:span><text:span text:style-name="T10"> </text:span><text:span text:style-name="T8">x = find(subsets, next_edge.src);</text:span></text:p>
      <text:p text:style-name="P3"><text:span text:style-name="T8">        int</text:span><text:span text:style-name="T10"> </text:span><text:span text:style-name="T8">y = find(subsets, next_edge.dest);</text:span></text:p>
      <text:p text:style-name="P3"><text:span text:style-name="T10"> </text:span></text:p>
      <text:p text:style-name="P3"><text:span text:style-name="T8">        // If including this edge does't cause cycle, include it</text:span></text:p>
      <text:p text:style-name="P3"><text:span text:style-name="T8">        // in result and increment the index of result for next edge</text:span></text:p>
      <text:p text:style-name="P3"><text:span text:style-name="T8">        if</text:span><text:span text:style-name="T10"> </text:span><text:span text:style-name="T8">(x != y)</text:span></text:p>
      <text:p text:style-name="P3"><text:span text:style-name="T8">        {</text:span></text:p>
      <text:p text:style-name="P3"><text:span text:style-name="T8">            result[e++] = next_edge;</text:span></text:p>
      <text:p text:style-name="P3"><text:span text:style-name="T8">            Union(subsets, x, y);</text:span></text:p>
      <text:p text:style-name="P3"><text:span text:style-name="T8">        }</text:span></text:p>
      <text:p text:style-name="P3"><text:span text:style-name="T8">        // Else discard the next_edge</text:span></text:p>
      <text:p text:style-name="P3"><text:span text:style-name="T8">    }</text:span></text:p>
      <text:p text:style-name="P3"><text:span text:style-name="T10"> </text:span></text:p>
      <text:p text:style-name="P3"><text:span text:style-name="T8">    // print the contents of result[] to display the built MST</text:span></text:p>
      <text:p text:style-name="P3"><text:span text:style-name="T8">    printf("Following are the edges in the constructed MST\n");</text:span></text:p>
      <text:p text:style-name="P3"><text:span text:style-name="T8">    for</text:span><text:span text:style-name="T10"> </text:span><text:span text:style-name="T8">(i = 0; i &lt; e; ++i)</text:span></text:p>
      <text:p text:style-name="P3"><text:span text:style-name="T8">        printf("%d -- %d == %d\n", result[i].src, result[i].dest,</text:span></text:p>
      <text:p text:style-name="P3"><text:span text:style-name="T8">                                                   result[i].weight);</text:span></text:p>
      <text:p text:style-name="P3"><text:span text:style-name="T8">    return;</text:span></text:p>
      <text:p text:style-name="P3"><text:span text:style-name="T8">}</text:span></text:p>
      <text:p text:style-name="Standard"/>
      <text:h text:style-name="Heading_20_1" text:outline-level="1"><text:bookmark-start text:name="__RefHeading__3773_860660071"/><text:bookmark-start text:name="_Toc370908324"/>Dynamic Programming<text:bookmark-end text:name="__RefHeading__3773_860660071"/><text:bookmark-end text:name="_Toc370908324"/></text:h>
      <text:p text:style-name="Standard"/>
      <text:h text:style-name="Heading_20_2" text:outline-level="2"><text:bookmark-start text:name="__RefHeading__3775_860660071"/><text:bookmark-start text:name="_Toc370908325"/>Longest Increasing Subsequence<text:bookmark-end text:name="__RefHeading__3775_860660071"/><text:bookmark-end text:name="_Toc370908325"/></text:h>
      <text:p text:style-name="Standard"/>
      <text:p text:style-name="P3"><text:span text:style-name="T8">/* lis() returns the length of the longest increasing subsequence in </text:span></text:p>
      <text:p text:style-name="P3"><text:span text:style-name="T8">    arr[] of size n */</text:span></text:p>
      <text:p text:style-name="P3"><text:span text:style-name="T8">int</text:span><text:span text:style-name="T10"> </text:span><text:span text:style-name="T8">lis( int</text:span><text:span text:style-name="T10"> </text:span><text:span text:style-name="T8">arr[], int</text:span><text:span text:style-name="T10"> </text:span><text:span text:style-name="T8">n )</text:span></text:p>
      <text:p text:style-name="P3"><text:span text:style-name="T8">{</text:span></text:p>
      <text:p text:style-name="P3"><text:span text:style-name="T8">   int</text:span><text:span text:style-name="T10"> </text:span><text:span text:style-name="T8">*lis, i, j, max = 0;</text:span></text:p>
      <text:p text:style-name="P3"><text:span text:style-name="T8">   lis = (int*) malloc</text:span><text:span text:style-name="T10"> </text:span><text:span text:style-name="T8">( sizeof( int</text:span><text:span text:style-name="T10"> </text:span><text:span text:style-name="T8">) * n );</text:span></text:p>
      <text:p text:style-name="P3"><text:span text:style-name="T10"> </text:span></text:p>
      <text:p text:style-name="P3"><text:span text:style-name="T8">   /* Initialize LIS values for all indexes */</text:span></text:p>
      <text:p text:style-name="P3"><text:span text:style-name="T8">   for</text:span><text:span text:style-name="T10"> </text:span><text:span text:style-name="T8">( i = 0; i &lt; n; i++ )</text:span></text:p>
      <text:p text:style-name="P3"><text:span text:style-name="T8">      lis[i] = 1;</text:span></text:p>
      <text:p text:style-name="P3"><text:span text:style-name="T8">   </text:span><text:span text:style-name="T10"> </text:span></text:p>
      <text:p text:style-name="P3"><text:span text:style-name="T8">   /* Compute optimized LIS values in bottom up manner */</text:span></text:p>
      <text:p text:style-name="P3"><text:soft-page-break/><text:span text:style-name="T8">   for</text:span><text:span text:style-name="T10"> </text:span><text:span text:style-name="T8">( i = 1; i &lt; n; i++ )</text:span></text:p>
      <text:p text:style-name="P3"><text:span text:style-name="T8">      for</text:span><text:span text:style-name="T10"> </text:span><text:span text:style-name="T8">( j = 0; j &lt; i; j++ )</text:span></text:p>
      <text:p text:style-name="P3"><text:span text:style-name="T8">         if</text:span><text:span text:style-name="T10"> </text:span><text:span text:style-name="T8">( arr[i] &gt; arr[j] &amp;&amp; lis[i] &lt; lis[j] + 1)</text:span></text:p>
      <text:p text:style-name="P3"><text:span text:style-name="T8">            lis[i] = lis[j] + 1;</text:span></text:p>
      <text:p text:style-name="P3"><text:span text:style-name="T8">   </text:span><text:span text:style-name="T10"> </text:span></text:p>
      <text:p text:style-name="P3"><text:span text:style-name="T8">   /* Pick maximum of all LIS values */</text:span></text:p>
      <text:p text:style-name="P3"><text:span text:style-name="T8">   for</text:span><text:span text:style-name="T10"> </text:span><text:span text:style-name="T8">( i = 0; i &lt; n; i++ )</text:span></text:p>
      <text:p text:style-name="P3"><text:span text:style-name="T8">      if</text:span><text:span text:style-name="T10"> </text:span><text:span text:style-name="T8">( max &lt; lis[i] )</text:span></text:p>
      <text:p text:style-name="P3"><text:span text:style-name="T8">         max = lis[i];</text:span></text:p>
      <text:p text:style-name="P3"><text:span text:style-name="T10"> </text:span></text:p>
      <text:p text:style-name="P3"><text:span text:style-name="T8">   /* Free memory to avoid memory leak */</text:span></text:p>
      <text:p text:style-name="P3"><text:span text:style-name="T8">   free( lis );</text:span></text:p>
      <text:p text:style-name="P3"><text:span text:style-name="T10"> </text:span></text:p>
      <text:p text:style-name="P3"><text:span text:style-name="T8">   return</text:span><text:span text:style-name="T10"> </text:span><text:span text:style-name="T8">max;</text:span></text:p>
      <text:p text:style-name="P3"><text:span text:style-name="T8">}</text:span></text:p>
      <text:p text:style-name="Standard"/>
      <text:h text:style-name="Heading_20_2" text:outline-level="2"><text:bookmark-start text:name="__RefHeading__3777_860660071"/><text:bookmark-start text:name="_Toc370908326"/>Longest Common Subsequence<text:bookmark-end text:name="__RefHeading__3777_860660071"/><text:bookmark-end text:name="_Toc370908326"/></text:h>
      <text:p text:style-name="Standard"/>
      <text:p text:style-name="P3"><text:span text:style-name="T8">int</text:span><text:span text:style-name="T10"> </text:span><text:span text:style-name="T8">lcs( char</text:span><text:span text:style-name="T10"> </text:span><text:span text:style-name="T8">*X, char</text:span><text:span text:style-name="T10"> </text:span><text:span text:style-name="T8">*Y, int</text:span><text:span text:style-name="T10"> </text:span><text:span text:style-name="T8">m, int</text:span><text:span text:style-name="T10"> </text:span><text:span text:style-name="T8">n )</text:span></text:p>
      <text:p text:style-name="P3"><text:span text:style-name="T8">{</text:span></text:p>
      <text:p text:style-name="P3"><text:span text:style-name="T8">   if</text:span><text:span text:style-name="T10"> </text:span><text:span text:style-name="T8">(m == 0 || n == 0)</text:span></text:p>
      <text:p text:style-name="P3"><text:span text:style-name="T8">     return</text:span><text:span text:style-name="T10"> </text:span><text:span text:style-name="T8">0;</text:span></text:p>
      <text:p text:style-name="P3"><text:span text:style-name="T8">   if</text:span><text:span text:style-name="T10"> </text:span><text:span text:style-name="T8">(X[m-1] == Y[n-1])</text:span></text:p>
      <text:p text:style-name="P3"><text:span text:style-name="T8">     return</text:span><text:span text:style-name="T10"> </text:span><text:span text:style-name="T8">1 + lcs(X, Y, m-1, n-1);</text:span></text:p>
      <text:p text:style-name="P3"><text:span text:style-name="T8">   else</text:span></text:p>
      <text:p text:style-name="P3"><text:span text:style-name="T8">     return</text:span><text:span text:style-name="T10"> </text:span><text:span text:style-name="T8">max(lcs(X, Y, m, n-1), lcs(X, Y, m-1, n));</text:span></text:p>
      <text:p text:style-name="P3"><text:span text:style-name="T8">}</text:span></text:p>
      <text:p text:style-name="Standard"/>
      <text:h text:style-name="Heading_20_2" text:outline-level="2"><text:bookmark-start text:name="__RefHeading__3779_860660071"/><text:bookmark-start text:name="_Toc370908327"/>Minimum Cost Path<text:bookmark-end text:name="__RefHeading__3779_860660071"/><text:bookmark-end text:name="_Toc370908327"/></text:h>
      <text:p text:style-name="Standard"/>
      <text:p text:style-name="P3"><text:span text:style-name="T8">int</text:span><text:span text:style-name="T10"> </text:span><text:span text:style-name="T8">minCost(int</text:span><text:span text:style-name="T10"> </text:span><text:span text:style-name="T8">cost[R][C], int</text:span><text:span text:style-name="T10"> </text:span><text:span text:style-name="T8">m, int</text:span><text:span text:style-name="T10"> </text:span><text:span text:style-name="T8">n)</text:span></text:p>
      <text:p text:style-name="P3"><text:span text:style-name="T8">{</text:span></text:p>
      <text:p text:style-name="P3"><text:span text:style-name="T8">     int</text:span><text:span text:style-name="T10"> </text:span><text:span text:style-name="T8">i, j;</text:span></text:p>
      <text:p text:style-name="P3"><text:span text:style-name="T10"> </text:span></text:p>
      <text:p text:style-name="P3"><text:span text:style-name="T8">     // Instead of following line, we can use int tc[m+1][n+1] or </text:span></text:p>
      <text:p text:style-name="P3"><text:span text:style-name="T8">     // dynamically allocate memoery to save space. The following line is</text:span></text:p>
      <text:p text:style-name="P3"><text:span text:style-name="T8">     // used to keep te program simple and make it working on all compilers.</text:span></text:p>
      <text:p text:style-name="P3"><text:span text:style-name="T8">     int</text:span><text:span text:style-name="T10"> </text:span><text:span text:style-name="T8">tc[R][C];  </text:span></text:p>
      <text:p text:style-name="P3"><text:span text:style-name="T10"> </text:span></text:p>
      <text:p text:style-name="P3"><text:span text:style-name="T8">     tc[0][0] = cost[0][0];</text:span></text:p>
      <text:p text:style-name="P3"><text:span text:style-name="T10"> </text:span></text:p>
      <text:p text:style-name="P3"><text:span text:style-name="T8">     /* Initialize first column of total cost(tc) array */</text:span></text:p>
      <text:p text:style-name="P3"><text:span text:style-name="T8">     for</text:span><text:span text:style-name="T10"> </text:span><text:span text:style-name="T8">(i = 1; i &lt;= m; i++)</text:span></text:p>
      <text:p text:style-name="P3"><text:span text:style-name="T8">        tc[i][0] = tc[i-1][0] + cost[i][0];</text:span></text:p>
      <text:p text:style-name="P3"><text:span text:style-name="T10"> </text:span></text:p>
      <text:p text:style-name="P3"><text:span text:style-name="T8">     /* Initialize first row of tc array */</text:span></text:p>
      <text:p text:style-name="P3"><text:span text:style-name="T8">     for</text:span><text:span text:style-name="T10"> </text:span><text:span text:style-name="T8">(j = 1; j &lt;= n; j++)</text:span></text:p>
      <text:p text:style-name="P3"><text:span text:style-name="T8">        tc[0][j] = tc[0][j-1] + cost[0][j];</text:span></text:p>
      <text:p text:style-name="P3"><text:span text:style-name="T10"> </text:span></text:p>
      <text:p text:style-name="P3"><text:soft-page-break/><text:span text:style-name="T8">     /* Construct rest of the tc array */</text:span></text:p>
      <text:p text:style-name="P3"><text:span text:style-name="T8">     for</text:span><text:span text:style-name="T10"> </text:span><text:span text:style-name="T8">(i = 1; i &lt;= m; i++)</text:span></text:p>
      <text:p text:style-name="P3"><text:span text:style-name="T8">        for</text:span><text:span text:style-name="T10"> </text:span><text:span text:style-name="T8">(j = 1; j &lt;= n; j++)</text:span></text:p>
      <text:p text:style-name="P3"><text:span text:style-name="T8">            tc[i][j] = min(tc[i-1][j-1], tc[i-1][j], tc[i][j-1]) + cost[i][j];</text:span></text:p>
      <text:p text:style-name="P3"><text:span text:style-name="T10"> </text:span></text:p>
      <text:p text:style-name="P3"><text:span text:style-name="T8">     return</text:span><text:span text:style-name="T10"> </text:span><text:span text:style-name="T8">tc[m][n];</text:span></text:p>
      <text:p text:style-name="P3"><text:span text:style-name="T8">}</text:span></text:p>
      <text:p text:style-name="Standard"/>
      <text:h text:style-name="Heading_20_2" text:outline-level="2"><text:bookmark-start text:name="__RefHeading__3781_860660071"/><text:bookmark-start text:name="_Toc370908328"/>Matrix Chain Multiplication<text:bookmark-end text:name="__RefHeading__3781_860660071"/><text:bookmark-end text:name="_Toc370908328"/></text:h>
      <text:p text:style-name="Standard"/>
      <text:p text:style-name="P3"><text:span text:style-name="T8">// Matrix Ai has dimension p[i-1] x p[i] for i = 1..n</text:span></text:p>
      <text:p text:style-name="P3"><text:span text:style-name="T8">int</text:span><text:span text:style-name="T10"> </text:span><text:span text:style-name="T8">MatrixChainOrder(int</text:span><text:span text:style-name="T10"> </text:span><text:span text:style-name="T8">p[], int</text:span><text:span text:style-name="T10"> </text:span><text:span text:style-name="T8">n)</text:span></text:p>
      <text:p text:style-name="P3"><text:span text:style-name="T8">{</text:span></text:p>
      <text:p text:style-name="P3"><text:span text:style-name="T10"> </text:span></text:p>
      <text:p text:style-name="P3"><text:span text:style-name="T8">    /* For simplicity of the program, one extra row and one extra column are</text:span></text:p>
      <text:p text:style-name="P3"><text:span text:style-name="T8">       allocated in m[][].  0th row and 0th column of m[][] are not used */</text:span></text:p>
      <text:p text:style-name="P3"><text:span text:style-name="T8">    int</text:span><text:span text:style-name="T10"> </text:span><text:span text:style-name="T8">m[n][n];</text:span></text:p>
      <text:p text:style-name="P3"><text:span text:style-name="T10"> </text:span></text:p>
      <text:p text:style-name="P3"><text:span text:style-name="T8">    int</text:span><text:span text:style-name="T10"> </text:span><text:span text:style-name="T8">i, j, k, L, q;</text:span></text:p>
      <text:p text:style-name="P3"><text:span text:style-name="T10"> </text:span></text:p>
      <text:p text:style-name="P3"><text:span text:style-name="T8">    /* m[i,j] = Minimum number of scalar multiplications needed to compute</text:span></text:p>
      <text:p text:style-name="P3"><text:span text:style-name="T8">       the matrix A[i]A[i+1]...A[j] = A[i..j] where dimention of A[i] is</text:span></text:p>
      <text:p text:style-name="P3"><text:span text:style-name="T8">       p[i-1] x p[i] */</text:span></text:p>
      <text:p text:style-name="P3"><text:span text:style-name="T10"> </text:span></text:p>
      <text:p text:style-name="P3"><text:span text:style-name="T8">    // cost is zero when multiplying one matrix.</text:span></text:p>
      <text:p text:style-name="P3"><text:span text:style-name="T8">    for</text:span><text:span text:style-name="T10"> </text:span><text:span text:style-name="T8">(i = 1; i &lt; n; i++)</text:span></text:p>
      <text:p text:style-name="P3"><text:span text:style-name="T8">        m[i][i] = 0;</text:span></text:p>
      <text:p text:style-name="P3"><text:span text:style-name="T10"> </text:span></text:p>
      <text:p text:style-name="P3"><text:span text:style-name="T8">    // L is chain length.  </text:span></text:p>
      <text:p text:style-name="P3"><text:span text:style-name="T8">    for</text:span><text:span text:style-name="T10"> </text:span><text:span text:style-name="T8">(L=2; L&lt;n; L++)   </text:span></text:p>
      <text:p text:style-name="P3"><text:span text:style-name="T8">    {</text:span></text:p>
      <text:p text:style-name="P3"><text:span text:style-name="T8">        for</text:span><text:span text:style-name="T10"> </text:span><text:span text:style-name="T8">(i=1; i&lt;=n-L+1; i++)</text:span></text:p>
      <text:p text:style-name="P3"><text:span text:style-name="T8">        {</text:span></text:p>
      <text:p text:style-name="P3"><text:span text:style-name="T8">            j = i+L-1;</text:span></text:p>
      <text:p text:style-name="P3"><text:span text:style-name="T8">            m[i][j] = INT_MAX;</text:span></text:p>
      <text:p text:style-name="P3"><text:span text:style-name="T8">            for</text:span><text:span text:style-name="T10"> </text:span><text:span text:style-name="T8">(k=i; k&lt;=j-1; k++)</text:span></text:p>
      <text:p text:style-name="P3"><text:span text:style-name="T8">            {</text:span></text:p>
      <text:p text:style-name="P3"><text:span text:style-name="T8">                // q = cost/scalar multiplications</text:span></text:p>
      <text:p text:style-name="P3"><text:span text:style-name="T8">                q = m[i][k] + m[k+1][j] + p[i-1]*p[k]*p[j];</text:span></text:p>
      <text:p text:style-name="P3"><text:span text:style-name="T8">                if</text:span><text:span text:style-name="T10"> </text:span><text:span text:style-name="T8">(q &lt; m[i][j])</text:span></text:p>
      <text:p text:style-name="P3"><text:span text:style-name="T8">                    m[i][j] = q;</text:span></text:p>
      <text:p text:style-name="P3"><text:span text:style-name="T8">            }</text:span></text:p>
      <text:p text:style-name="P3"><text:span text:style-name="T8">        }</text:span></text:p>
      <text:p text:style-name="P3"><text:span text:style-name="T8">    }</text:span></text:p>
      <text:p text:style-name="P3"><text:span text:style-name="T10"> </text:span></text:p>
      <text:p text:style-name="P3"><text:span text:style-name="T8">    return</text:span><text:span text:style-name="T10"> </text:span><text:span text:style-name="T8">m[1][n-1];</text:span></text:p>
      <text:p text:style-name="P3"><text:span text:style-name="T8">}</text:span></text:p>
      <text:p text:style-name="Standard"/>
      <text:p text:style-name="Standard"/>
      <text:h text:style-name="Heading_20_2" text:outline-level="2"><text:bookmark-start text:name="__RefHeading__3783_860660071"/><text:bookmark-start text:name="_Toc370908329"/><text:soft-page-break/>Knapsack Problem<text:bookmark-end text:name="__RefHeading__3783_860660071"/><text:bookmark-end text:name="_Toc370908329"/></text:h>
      <text:p text:style-name="Standard"/>
      <text:p text:style-name="P3"><text:span text:style-name="T8">// Returns the maximum value that can be put in a knapsack of capacity W</text:span></text:p>
      <text:p text:style-name="P3"><text:span text:style-name="T8">int</text:span><text:span text:style-name="T10"> </text:span><text:span text:style-name="T8">knapSack(int</text:span><text:span text:style-name="T10"> </text:span><text:span text:style-name="T8">W, int</text:span><text:span text:style-name="T10"> </text:span><text:span text:style-name="T8">wt[], int</text:span><text:span text:style-name="T10"> </text:span><text:span text:style-name="T8">val[], int</text:span><text:span text:style-name="T10"> </text:span><text:span text:style-name="T8">n)</text:span></text:p>
      <text:p text:style-name="P3"><text:span text:style-name="T8">{</text:span></text:p>
      <text:p text:style-name="P3"><text:span text:style-name="T8">   int</text:span><text:span text:style-name="T10"> </text:span><text:span text:style-name="T8">i, w;</text:span></text:p>
      <text:p text:style-name="P3"><text:span text:style-name="T8">   int</text:span><text:span text:style-name="T10"> </text:span><text:span text:style-name="T8">K[n+1][W+1];</text:span></text:p>
      <text:p text:style-name="P3"><text:span text:style-name="T10"> </text:span></text:p>
      <text:p text:style-name="P3"><text:span text:style-name="T8">   // Build table K[][] in bottom up manner</text:span></text:p>
      <text:p text:style-name="P3"><text:span text:style-name="T8">   for</text:span><text:span text:style-name="T10"> </text:span><text:span text:style-name="T8">(i = 0; i &lt;= n; i++)</text:span></text:p>
      <text:p text:style-name="P3"><text:span text:style-name="T8">   {</text:span></text:p>
      <text:p text:style-name="P3"><text:span text:style-name="T8">       for</text:span><text:span text:style-name="T10"> </text:span><text:span text:style-name="T8">(w = 0; w &lt;= W; w++)</text:span></text:p>
      <text:p text:style-name="P3"><text:span text:style-name="T8">       {</text:span></text:p>
      <text:p text:style-name="P3"><text:span text:style-name="T8">           if</text:span><text:span text:style-name="T10"> </text:span><text:span text:style-name="T8">(i==0 || w==0)</text:span></text:p>
      <text:p text:style-name="P3"><text:span text:style-name="T8">               K[i][w] = 0;</text:span></text:p>
      <text:p text:style-name="P3"><text:span text:style-name="T8">           else</text:span><text:span text:style-name="T10"> </text:span><text:span text:style-name="T8">if</text:span><text:span text:style-name="T10"> </text:span><text:span text:style-name="T8">(wt[i-1] &lt;= w)</text:span></text:p>
      <text:p text:style-name="P3"><text:span text:style-name="T8">                 K[i][w] = max(val[i-1] + K[i-1][w-wt[i-1]],  K[i-1][w]);</text:span></text:p>
      <text:p text:style-name="P3"><text:span text:style-name="T8">           else</text:span></text:p>
      <text:p text:style-name="P3"><text:span text:style-name="T8">                 K[i][w] = K[i-1][w];</text:span></text:p>
      <text:p text:style-name="P3"><text:span text:style-name="T8">       }</text:span></text:p>
      <text:p text:style-name="P3"><text:span text:style-name="T8">   }</text:span></text:p>
      <text:p text:style-name="P3"><text:span text:style-name="T10"> </text:span></text:p>
      <text:p text:style-name="P3"><text:span text:style-name="T8">   return</text:span><text:span text:style-name="T10"> </text:span><text:span text:style-name="T8">K[n][W];</text:span></text:p>
      <text:p text:style-name="P3"><text:span text:style-name="T8">}</text:span></text:p>
      <text:p text:style-name="Standard"/>
      <text:h text:style-name="Heading_20_2" text:outline-level="2"><text:bookmark-start text:name="__RefHeading__3785_860660071"/><text:bookmark-start text:name="_Toc370908330"/>Longest Palindromic Subsequence<text:bookmark-end text:name="__RefHeading__3785_860660071"/><text:bookmark-end text:name="_Toc370908330"/></text:h>
      <text:p text:style-name="Standard"/>
      <text:p text:style-name="Standard"><text:span text:style-name="HTML_20_Code"><text:span text:style-name="T5">// Returns the length of the longest palindromic subsequence in seq</text:span></text:span></text:p>
      <text:p text:style-name="Standard"><text:span text:style-name="HTML_20_Code"><text:span text:style-name="T5">int</text:span></text:span> <text:span text:style-name="HTML_20_Code"><text:span text:style-name="T5">lps(char</text:span></text:span> <text:span text:style-name="HTML_20_Code"><text:span text:style-name="T5">*str)</text:span></text:span></text:p>
      <text:p text:style-name="Standard"><text:span text:style-name="HTML_20_Code"><text:span text:style-name="T5">{</text:span></text:span></text:p>
      <text:p text:style-name="Standard"><text:span text:style-name="HTML_20_Code"><text:span text:style-name="T5">   int</text:span></text:span> <text:span text:style-name="HTML_20_Code"><text:span text:style-name="T5">n = strlen(str);</text:span></text:span></text:p>
      <text:p text:style-name="Standard"><text:span text:style-name="HTML_20_Code"><text:span text:style-name="T5">   int</text:span></text:span> <text:span text:style-name="HTML_20_Code"><text:span text:style-name="T5">i, j, cl;</text:span></text:span></text:p>
      <text:p text:style-name="Standard"><text:span text:style-name="HTML_20_Code"><text:span text:style-name="T5">   int</text:span></text:span> <text:span text:style-name="HTML_20_Code"><text:span text:style-name="T5">L[n][n];  // Create a table to store results of subproblems</text:span></text:span></text:p>
      <text:p text:style-name="Standard"> </text:p>
      <text:p text:style-name="Standard"> </text:p>
      <text:p text:style-name="Standard"><text:span text:style-name="HTML_20_Code"><text:span text:style-name="T5">   // Strings of length 1 are palindrome of lentgh 1</text:span></text:span></text:p>
      <text:p text:style-name="Standard"><text:span text:style-name="HTML_20_Code"><text:span text:style-name="T5">   for</text:span></text:span> <text:span text:style-name="HTML_20_Code"><text:span text:style-name="T5">(i = 0; i &lt; n; i++)</text:span></text:span></text:p>
      <text:p text:style-name="Standard"><text:span text:style-name="HTML_20_Code"><text:span text:style-name="T5">      L[i][i] = 1;</text:span></text:span></text:p>
      <text:p text:style-name="Standard"> </text:p>
      <text:p text:style-name="Standard"><text:soft-page-break/><text:span text:style-name="HTML_20_Code"><text:span text:style-name="T5">    // Build the table. Note that the lower diagonal values of table are</text:span></text:span></text:p>
      <text:p text:style-name="Standard"><text:span text:style-name="HTML_20_Code"><text:span text:style-name="T5">    // useless and not filled in the process. The values are filled in a</text:span></text:span></text:p>
      <text:p text:style-name="Standard"><text:span text:style-name="HTML_20_Code"><text:span text:style-name="T5">    // manner similar to Matrix Chain Multiplication DP solution (See</text:span></text:span></text:p>
      <text:p text:style-name="Standard"><text:span text:style-name="HTML_20_Code"><text:span text:style-name="T5">    // </text:span></text:span><text:a xlink:type="simple" xlink:href="http://www.geeksforgeeks.org/archives/15553"><text:span text:style-name="T9">http://www.geeksforgeeks.org/archives/15553</text:span></text:a><text:span text:style-name="HTML_20_Code"><text:span text:style-name="T5">). cl is length of</text:span></text:span></text:p>
      <text:p text:style-name="Standard"><text:span text:style-name="HTML_20_Code"><text:span text:style-name="T5">    // substring</text:span></text:span></text:p>
      <text:p text:style-name="Standard"><text:span text:style-name="HTML_20_Code"><text:span text:style-name="T5">    for</text:span></text:span> <text:span text:style-name="HTML_20_Code"><text:span text:style-name="T5">(cl=2; cl&lt;=n; cl++)</text:span></text:span></text:p>
      <text:p text:style-name="Standard"><text:span text:style-name="HTML_20_Code"><text:span text:style-name="T5">    {</text:span></text:span></text:p>
      <text:p text:style-name="Standard"><text:span text:style-name="HTML_20_Code"><text:span text:style-name="T5">        for</text:span></text:span> <text:span text:style-name="HTML_20_Code"><text:span text:style-name="T5">(i=0; i&lt;n-cl+1; i++)</text:span></text:span></text:p>
      <text:p text:style-name="Standard"><text:span text:style-name="HTML_20_Code"><text:span text:style-name="T5">        {</text:span></text:span></text:p>
      <text:p text:style-name="Standard"><text:span text:style-name="HTML_20_Code"><text:span text:style-name="T5">            j = i+cl-1;</text:span></text:span></text:p>
      <text:p text:style-name="Standard"><text:span text:style-name="HTML_20_Code"><text:span text:style-name="T5">            if</text:span></text:span> <text:span text:style-name="HTML_20_Code"><text:span text:style-name="T5">(str[i] == str[j] &amp;&amp; cl == 2)</text:span></text:span></text:p>
      <text:p text:style-name="Standard"><text:span text:style-name="HTML_20_Code"><text:span text:style-name="T5">               L[i][j] = 2;</text:span></text:span></text:p>
      <text:p text:style-name="Standard"><text:span text:style-name="HTML_20_Code"><text:span text:style-name="T5">            else</text:span></text:span> <text:span text:style-name="HTML_20_Code"><text:span text:style-name="T5">if</text:span></text:span> <text:span text:style-name="HTML_20_Code"><text:span text:style-name="T5">(str[i] == str[j])</text:span></text:span></text:p>
      <text:p text:style-name="Standard"><text:span text:style-name="HTML_20_Code"><text:span text:style-name="T5">               L[i][j] = L[i+1][j-1] + 2;</text:span></text:span></text:p>
      <text:p text:style-name="Standard"><text:span text:style-name="HTML_20_Code"><text:span text:style-name="T5">            else</text:span></text:span></text:p>
      <text:p text:style-name="Standard"><text:span text:style-name="HTML_20_Code"><text:span text:style-name="T5">               L[i][j] = max(L[i][j-1], L[i+1][j]);</text:span></text:span></text:p>
      <text:p text:style-name="Standard"><text:span text:style-name="HTML_20_Code"><text:span text:style-name="T5">        }</text:span></text:span></text:p>
      <text:p text:style-name="Standard"><text:span text:style-name="HTML_20_Code"><text:span text:style-name="T5">    }</text:span></text:span></text:p>
      <text:p text:style-name="Standard"> </text:p>
      <text:p text:style-name="Standard"><text:span text:style-name="HTML_20_Code"><text:span text:style-name="T5">    return</text:span></text:span> <text:span text:style-name="HTML_20_Code"><text:span text:style-name="T5">L[0][n-1];</text:span></text:span></text:p>
      <text:p text:style-name="Standard"><text:span text:style-name="HTML_20_Code"><text:span text:style-name="T5">}</text:span></text:span></text:p>
      <text:p text:style-name="Standard"/>
      <text:h text:style-name="Heading_20_2" text:outline-level="2"><text:bookmark-start text:name="__RefHeading__3787_860660071"/><text:bookmark-start text:name="_Toc370908331"/>Maximum Sum Increasing Subsequence<text:bookmark-end text:name="__RefHeading__3787_860660071"/><text:bookmark-end text:name="_Toc370908331"/></text:h>
      <text:p text:style-name="Standard"/>
      <text:p text:style-name="P3"><text:span text:style-name="T8">/* maxSumIS() returns the maximum sum of increasing subsequence in arr[] of</text:span></text:p>
      <text:p text:style-name="P3"><text:span text:style-name="T8">   size n */</text:span></text:p>
      <text:p text:style-name="P3"><text:span text:style-name="T8">int</text:span><text:span text:style-name="T10"> </text:span><text:span text:style-name="T8">maxSumIS( int</text:span><text:span text:style-name="T10"> </text:span><text:span text:style-name="T8">arr[], int</text:span><text:span text:style-name="T10"> </text:span><text:span text:style-name="T8">n )</text:span></text:p>
      <text:p text:style-name="P3"><text:span text:style-name="T8">{</text:span></text:p>
      <text:p text:style-name="P3"><text:span text:style-name="T8">   int</text:span><text:span text:style-name="T10"> </text:span><text:span text:style-name="T8">*msis, i, j, max = 0;</text:span></text:p>
      <text:p text:style-name="P3"><text:span text:style-name="T8">   msis = (int*) malloc</text:span><text:span text:style-name="T10"> </text:span><text:span text:style-name="T8">( sizeof( int</text:span><text:span text:style-name="T10"> </text:span><text:span text:style-name="T8">) * n );</text:span></text:p>
      <text:p text:style-name="P3"><text:span text:style-name="T10"> </text:span></text:p>
      <text:p text:style-name="P3"><text:span text:style-name="T8">   /* Initialize msis values for all indexes */</text:span></text:p>
      <text:p text:style-name="P3"><text:soft-page-break/><text:span text:style-name="T8">   for</text:span><text:span text:style-name="T10"> </text:span><text:span text:style-name="T8">( i = 0; i &lt; n; i++ )</text:span></text:p>
      <text:p text:style-name="P3"><text:span text:style-name="T8">      msis[i] = arr[i];</text:span></text:p>
      <text:p text:style-name="P3"><text:span text:style-name="T10"> </text:span></text:p>
      <text:p text:style-name="P3"><text:span text:style-name="T8">   /* Compute maximum sum values in bottom up manner */</text:span></text:p>
      <text:p text:style-name="P3"><text:span text:style-name="T8">   for</text:span><text:span text:style-name="T10"> </text:span><text:span text:style-name="T8">( i = 1; i &lt; n; i++ )</text:span></text:p>
      <text:p text:style-name="P3"><text:span text:style-name="T8">      for</text:span><text:span text:style-name="T10"> </text:span><text:span text:style-name="T8">( j = 0; j &lt; i; j++ )</text:span></text:p>
      <text:p text:style-name="P3"><text:span text:style-name="T8">         if</text:span><text:span text:style-name="T10"> </text:span><text:span text:style-name="T8">( arr[i] &gt; arr[j] &amp;&amp; msis[i] &lt; msis[j] + arr[i])</text:span></text:p>
      <text:p text:style-name="P3"><text:span text:style-name="T8">            msis[i] = msis[j] + arr[i];</text:span></text:p>
      <text:p text:style-name="P3"><text:span text:style-name="T10"> </text:span></text:p>
      <text:p text:style-name="P3"><text:span text:style-name="T8">   /* Pick maximum of all msis values */</text:span></text:p>
      <text:p text:style-name="P3"><text:span text:style-name="T8">   for</text:span><text:span text:style-name="T10"> </text:span><text:span text:style-name="T8">( i = 0; i &lt; n; i++ )</text:span></text:p>
      <text:p text:style-name="P3"><text:span text:style-name="T8">      if</text:span><text:span text:style-name="T10"> </text:span><text:span text:style-name="T8">( max &lt; msis[i] )</text:span></text:p>
      <text:p text:style-name="P3"><text:span text:style-name="T8">         max = msis[i];</text:span></text:p>
      <text:p text:style-name="P3"><text:span text:style-name="T10"> </text:span></text:p>
      <text:p text:style-name="P3"><text:span text:style-name="T8">   /* Free memory to avoid memory leak */</text:span></text:p>
      <text:p text:style-name="P3"><text:span text:style-name="T8">   free( msis );</text:span></text:p>
      <text:p text:style-name="P3"><text:span text:style-name="T10"> </text:span></text:p>
      <text:p text:style-name="P3"><text:span text:style-name="T8">   return</text:span><text:span text:style-name="T10"> </text:span><text:span text:style-name="T8">max;</text:span></text:p>
      <text:p text:style-name="P3"><text:span text:style-name="T8">}</text:span></text:p>
      <text:p text:style-name="Standard"/>
      <text:h text:style-name="Heading_20_2" text:outline-level="2"><text:bookmark-start text:name="__RefHeading__3789_860660071"/>Ugly Numbers<text:bookmark-end text:name="__RefHeading__3789_860660071"/></text:h>
      <text:p text:style-name="Standard"/>
      <text:p text:style-name="P3"><text:span text:style-name="T8">/* Function to get the nth ugly number*/</text:span></text:p>
      <text:p text:style-name="P3"><text:span text:style-name="T8">unsigned getNthUglyNo(unsigned n)</text:span></text:p>
      <text:p text:style-name="P3"><text:span text:style-name="T8">{</text:span></text:p>
      <text:p text:style-name="P3"><text:span text:style-name="T8">    unsigned *ugly =</text:span></text:p>
      <text:p text:style-name="P3"><text:span text:style-name="T8">             (unsigned *)(malloc</text:span><text:span text:style-name="T10"> </text:span><text:span text:style-name="T8">(sizeof(unsigned)*n));</text:span></text:p>
      <text:p text:style-name="P3"><text:span text:style-name="T8">    unsigned i2 = 0, i3 = 0, i5 = 0;</text:span></text:p>
      <text:p text:style-name="P3"><text:span text:style-name="T8">    unsigned i;</text:span></text:p>
      <text:p text:style-name="P3"><text:span text:style-name="T8">    unsigned next_multiple_of_2 = 2;</text:span></text:p>
      <text:p text:style-name="P3"><text:span text:style-name="T8">    unsigned next_multiple_of_3 = 3;</text:span></text:p>
      <text:p text:style-name="P3"><text:span text:style-name="T8">    unsigned next_multiple_of_5 = 5;</text:span></text:p>
      <text:p text:style-name="P3"><text:span text:style-name="T8">    unsigned next_ugly_no = 1;</text:span></text:p>
      <text:p text:style-name="P3"><text:span text:style-name="T8">    *(ugly+0) = 1;</text:span></text:p>
      <text:p text:style-name="P3"><text:span text:style-name="T10"> </text:span></text:p>
      <text:p text:style-name="P3"><text:span text:style-name="T8">    for(i=1; i&lt;n; i++)</text:span></text:p>
      <text:p text:style-name="P3"><text:span text:style-name="T8">    {</text:span></text:p>
      <text:p text:style-name="P3"><text:span text:style-name="T8">       next_ugly_no = min(next_multiple_of_2,</text:span></text:p>
      <text:p text:style-name="P3"><text:span text:style-name="T8">                           next_multiple_of_3,</text:span></text:p>
      <text:p text:style-name="P3"><text:span text:style-name="T8">                           next_multiple_of_5);</text:span></text:p>
      <text:p text:style-name="P3"><text:span text:style-name="T8">       *(ugly+i) = next_ugly_no;                    </text:span></text:p>
      <text:p text:style-name="P3"><text:span text:style-name="T8">       if(next_ugly_no == next_multiple_of_2)</text:span></text:p>
      <text:p text:style-name="P3"><text:span text:style-name="T8">       {</text:span></text:p>
      <text:p text:style-name="P3"><text:span text:style-name="T8">           i2 = i2+1;       </text:span></text:p>
      <text:p text:style-name="P3"><text:span text:style-name="T8">           next_multiple_of_2 = *(ugly+i2)*2;</text:span></text:p>
      <text:p text:style-name="P3"><text:span text:style-name="T8">       }</text:span></text:p>
      <text:p text:style-name="P3"><text:span text:style-name="T8">       if(next_ugly_no == next_multiple_of_3)</text:span></text:p>
      <text:p text:style-name="P3"><text:span text:style-name="T8">       {</text:span></text:p>
      <text:p text:style-name="P3"><text:span text:style-name="T8">           i3 = i3+1;</text:span></text:p>
      <text:p text:style-name="P3"><text:span text:style-name="T8">           next_multiple_of_3 = *(ugly+i3)*3;</text:span></text:p>
      <text:p text:style-name="P3"><text:span text:style-name="T8">       }</text:span></text:p>
      <text:p text:style-name="P3"><text:span text:style-name="T8">       if(next_ugly_no == next_multiple_of_5)</text:span></text:p>
      <text:p text:style-name="P3"><text:span text:style-name="T8">       {</text:span></text:p>
      <text:p text:style-name="P3"><text:soft-page-break/><text:span text:style-name="T8">           i5 = i5+1;</text:span></text:p>
      <text:p text:style-name="P3"><text:span text:style-name="T8">           next_multiple_of_5 = *(ugly+i5)*5;</text:span></text:p>
      <text:p text:style-name="P3"><text:span text:style-name="T8">       }</text:span></text:p>
      <text:p text:style-name="P3"><text:span text:style-name="T8">    } /*End of for loop (i=1; i&lt;n; i++) */</text:span></text:p>
      <text:p text:style-name="P3"><text:span text:style-name="T8">    return</text:span><text:span text:style-name="T10"> </text:span><text:span text:style-name="T8">next_ugly_no;</text:span></text:p>
      <text:p text:style-name="P3"><text:span text:style-name="T8">}</text:span></text:p>
      <text:p text:style-name="Standard"/>
      <text:h text:style-name="Heading_20_2" text:outline-level="2"><text:bookmark-start text:name="__RefHeading__3791_860660071"/>Bellman-Ford Algorithm<text:bookmark-end text:name="__RefHeading__3791_860660071"/></text:h>
      <text:p text:style-name="Standard"/>
      <text:p text:style-name="P3"><text:span text:style-name="T8">struct Edge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src, dest, weight;</text:span></text:p>
      <text:p text:style-name="P3"><text:span text:style-name="T8">};</text:span></text:p>
      <text:p text:style-name="P3"><text:span text:style-name="T10"> </text:span></text:p>
      <text:p text:style-name="P3"><text:span text:style-name="T8">// a structure to represent a connected, directed and weighted graph</text:span></text:p>
      <text:p text:style-name="P3"><text:span text:style-name="T8">struct Graph</text:span></text:p>
      <text:p text:style-name="P3"><text:span text:style-name="T8">{</text:span></text:p>
      <text:p text:style-name="P3"><text:span text:style-name="T8">    // V-&gt; Number of vertices, E-&gt; Number of edges</text:span></text:p>
      <text:p text:style-name="P3"><text:span text:style-name="T8">    int</text:span><text:span text:style-name="T10"> </text:span><text:span text:style-name="T8">V, E;</text:span></text:p>
      <text:p text:style-name="P3"><text:span text:style-name="T10"> </text:span></text:p>
      <text:p text:style-name="P3"><text:span text:style-name="T8">    // graph is represented as an array of edges.</text:span></text:p>
      <text:p text:style-name="P3"><text:span text:style-name="T8">    struct Edge* edge;</text:span></text:p>
      <text:p text:style-name="P3"><text:span text:style-name="T8">};</text:span></text:p>
      <text:p text:style-name="P3"><text:span text:style-name="T10"> </text:span></text:p>
      <text:p text:style-name="P3"><text:span text:style-name="T8">// Creates a graph with V vertices and E edges</text:span></text:p>
      <text:p text:style-name="P3"><text:span text:style-name="T8">struct Graph* createGraph(int</text:span><text:span text:style-name="T10"> </text:span><text:span text:style-name="T8">V, int</text:span><text:span text:style-name="T10"> </text:span><text:span text:style-name="T8">E)</text:span></text:p>
      <text:p text:style-name="P3"><text:span text:style-name="T8">{</text:span></text:p>
      <text:p text:style-name="P3"><text:span text:style-name="T8">    struct Graph* graph = (struct Graph*) malloc( sizeof(struct Graph) );</text:span></text:p>
      <text:p text:style-name="P3"><text:span text:style-name="T8">    graph-&gt;V = V;</text:span></text:p>
      <text:p text:style-name="P3"><text:span text:style-name="T8">    graph-&gt;E = E;</text:span></text:p>
      <text:p text:style-name="P3"><text:span text:style-name="T10"> </text:span></text:p>
      <text:p text:style-name="P3"><text:span text:style-name="T8">    graph-&gt;edge = (struct Edge*) malloc( graph-&gt;E * sizeof( struct Edge ) );</text:span></text:p>
      <text:p text:style-name="P3"><text:span text:style-name="T10"> </text:span></text:p>
      <text:p text:style-name="P3"><text:span text:style-name="T8">    return</text:span><text:span text:style-name="T10"> </text:span><text:span text:style-name="T8">graph;</text:span></text:p>
      <text:p text:style-name="P3"><text:span text:style-name="T8">}</text:span></text:p>
      <text:p text:style-name="P3"><text:span text:style-name="T10"> </text:span></text:p>
      <text:p text:style-name="P3"><text:span text:style-name="T8">// A utility function used to print the solution</text:span></text:p>
      <text:p text:style-name="P3"><text:span text:style-name="T8">void</text:span><text:span text:style-name="T10"> </text:span><text:span text:style-name="T8">printArr(int</text:span><text:span text:style-name="T10"> </text:span><text:span text:style-name="T8">dist[], int</text:span><text:span text:style-name="T10"> </text:span><text:span text:style-name="T8">n)</text:span></text:p>
      <text:p text:style-name="P3"><text:span text:style-name="T8">{</text:span></text:p>
      <text:p text:style-name="P3"><text:span text:style-name="T8">    printf("Vertex   Distance from Source\n");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i = 0; i &lt; n; ++i)</text:span></text:p>
      <text:p text:style-name="P3"><text:span text:style-name="T8">        printf("%d \t\t %d\n", i, dist[i]);</text:span></text:p>
      <text:p text:style-name="P3"><text:span text:style-name="T8">}</text:span></text:p>
      <text:p text:style-name="P3"><text:span text:style-name="T10"> </text:span></text:p>
      <text:p text:style-name="P3"><text:span text:style-name="T8">// The main function that finds shortest distances from src to all other</text:span></text:p>
      <text:p text:style-name="P3"><text:span text:style-name="T8">// vertices using Bellman-Ford algorithm.  The function also detects negative</text:span></text:p>
      <text:p text:style-name="P3"><text:span text:style-name="T8">// weight cycle</text:span></text:p>
      <text:p text:style-name="P3"><text:span text:style-name="T8">void</text:span><text:span text:style-name="T10"> </text:span><text:span text:style-name="T8">BellmanFord(struct Graph* graph, int</text:span><text:span text:style-name="T10"> </text:span><text:span text:style-name="T8">src)</text:span></text:p>
      <text:p text:style-name="P3"><text:span text:style-name="T8">{</text:span></text:p>
      <text:p text:style-name="P3"><text:span text:style-name="T8">    int</text:span><text:span text:style-name="T10"> </text:span><text:span text:style-name="T8">V = graph-&gt;V;</text:span></text:p>
      <text:p text:style-name="P3"><text:span text:style-name="T8">    int</text:span><text:span text:style-name="T10"> </text:span><text:span text:style-name="T8">E = graph-&gt;E;</text:span></text:p>
      <text:p text:style-name="P3"><text:span text:style-name="T8">    int</text:span><text:span text:style-name="T10"> </text:span><text:span text:style-name="T8">dist[V];</text:span></text:p>
      <text:p text:style-name="P3"><text:soft-page-break/><text:span text:style-name="T10"> </text:span></text:p>
      <text:p text:style-name="P3"><text:span text:style-name="T8">    // Step 1: Initialize distances from src to all other vertices as INFINITE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i = 0; i &lt; V; i++)</text:span></text:p>
      <text:p text:style-name="P3"><text:span text:style-name="T8">        dist[i]   = INT_MAX;</text:span></text:p>
      <text:p text:style-name="P3"><text:span text:style-name="T8">    dist[src] = 0;</text:span></text:p>
      <text:p text:style-name="P3"><text:span text:style-name="T10"> </text:span></text:p>
      <text:p text:style-name="P3"><text:span text:style-name="T8">    // Step 2: Relax all edges |V| - 1 times. A simple shortest path from src</text:span></text:p>
      <text:p text:style-name="P3"><text:span text:style-name="T8">    // to any other vertex can have at-most |V| - 1 edges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i = 1; i &lt;= V-1; i++)</text:span></text:p>
      <text:p text:style-name="P3"><text:span text:style-name="T8">    {</text:span></text:p>
      <text:p text:style-name="P3"><text:span text:style-name="T8">        for</text:span><text:span text:style-name="T10"> </text:span><text:span text:style-name="T8">(int</text:span><text:span text:style-name="T10"> </text:span><text:span text:style-name="T8">j = 0; j &lt; E; j++)</text:span></text:p>
      <text:p text:style-name="P3"><text:span text:style-name="T8">        {</text:span></text:p>
      <text:p text:style-name="P3"><text:span text:style-name="T8">            int</text:span><text:span text:style-name="T10"> </text:span><text:span text:style-name="T8">u = graph-&gt;edge[j].src;</text:span></text:p>
      <text:p text:style-name="P3"><text:span text:style-name="T8">            int</text:span><text:span text:style-name="T10"> </text:span><text:span text:style-name="T8">v = graph-&gt;edge[j].dest;</text:span></text:p>
      <text:p text:style-name="P3"><text:span text:style-name="T8">            int</text:span><text:span text:style-name="T10"> </text:span><text:span text:style-name="T8">weight = graph-&gt;edge[j].weight;</text:span></text:p>
      <text:p text:style-name="P3"><text:span text:style-name="T8">            if</text:span><text:span text:style-name="T10"> </text:span><text:span text:style-name="T8">(dist[u] + weight &lt; dist[v])</text:span></text:p>
      <text:p text:style-name="P3"><text:span text:style-name="T8">                dist[v] = dist[u] + weight;</text:span></text:p>
      <text:p text:style-name="P3"><text:span text:style-name="T8">        }</text:span></text:p>
      <text:p text:style-name="P3"><text:span text:style-name="T8">    }</text:span></text:p>
      <text:p text:style-name="P3"><text:span text:style-name="T10"> </text:span></text:p>
      <text:p text:style-name="P3"><text:span text:style-name="T8">    // Step 3: check for negative-weight cycles.  The above step guarantees</text:span></text:p>
      <text:p text:style-name="P3"><text:span text:style-name="T8">    // shortest distances if graph doesn't contain negative weight cycle.  </text:span></text:p>
      <text:p text:style-name="P3"><text:span text:style-name="T8">    // If we get a shorter path, then there is a cycle.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i = 0; i &lt; E; i++)</text:span></text:p>
      <text:p text:style-name="P3"><text:span text:style-name="T8">    {</text:span></text:p>
      <text:p text:style-name="P3"><text:span text:style-name="T8">        int</text:span><text:span text:style-name="T10"> </text:span><text:span text:style-name="T8">u = graph-&gt;edge[i].src;</text:span></text:p>
      <text:p text:style-name="P3"><text:span text:style-name="T8">        int</text:span><text:span text:style-name="T10"> </text:span><text:span text:style-name="T8">v = graph-&gt;edge[i].dest;</text:span></text:p>
      <text:p text:style-name="P3"><text:span text:style-name="T8">        int</text:span><text:span text:style-name="T10"> </text:span><text:span text:style-name="T8">weight = graph-&gt;edge[i].weight;</text:span></text:p>
      <text:p text:style-name="P3"><text:span text:style-name="T8">        if</text:span><text:span text:style-name="T10"> </text:span><text:span text:style-name="T8">(dist[u] + weight &lt; dist[v])</text:span></text:p>
      <text:p text:style-name="P3"><text:span text:style-name="T8">            printf("Graph contains negative weight cycle");</text:span></text:p>
      <text:p text:style-name="P3"><text:span text:style-name="T8">    }</text:span></text:p>
      <text:p text:style-name="P3"><text:span text:style-name="T10"> </text:span></text:p>
      <text:p text:style-name="P3"><text:span text:style-name="T8">    printArr(dist, V);</text:span></text:p>
      <text:p text:style-name="P3"><text:span text:style-name="T10"> </text:span></text:p>
      <text:p text:style-name="P3"><text:span text:style-name="T8">    return;</text:span></text:p>
      <text:p text:style-name="P3"><text:span text:style-name="T8">}</text:span></text:p>
      <text:p text:style-name="Standard"/>
      <text:h text:style-name="Heading_20_2" text:outline-level="2"><text:bookmark-start text:name="__RefHeading__3793_860660071"/>Floyd-Warshall Algorithm<text:bookmark-end text:name="__RefHeading__3793_860660071"/></text:h>
      <text:p text:style-name="Standard"/>
      <text:p text:style-name="P3"><text:span text:style-name="T8">// Number of vertices in the graph</text:span></text:p>
      <text:p text:style-name="P3"><text:span text:style-name="T8">#define V 4</text:span></text:p>
      <text:p text:style-name="P3"><text:span text:style-name="T10"> </text:span></text:p>
      <text:p text:style-name="P3"><text:span text:style-name="T8">/* Define Infinite as a large enough value. This value will be used</text:span></text:p>
      <text:p text:style-name="P3"><text:span text:style-name="T8">  for vertices not connected to each other */</text:span></text:p>
      <text:p text:style-name="P3"><text:span text:style-name="T8">#define INF 99999</text:span></text:p>
      <text:p text:style-name="P3"><text:span text:style-name="T10"> </text:span></text:p>
      <text:p text:style-name="P3"><text:span text:style-name="T8">// A function to print the solution matrix</text:span></text:p>
      <text:p text:style-name="P3"><text:span text:style-name="T8">void</text:span><text:span text:style-name="T10"> </text:span><text:span text:style-name="T8">printSolution(int</text:span><text:span text:style-name="T10"> </text:span><text:span text:style-name="T8">dist[][V]);</text:span></text:p>
      <text:p text:style-name="P3"><text:span text:style-name="T10"> </text:span></text:p>
      <text:p text:style-name="P3"><text:span text:style-name="T8">// Solves the all-pairs shortest path problem using Floyd Warshall algorithm</text:span></text:p>
      <text:p text:style-name="P3"><text:span text:style-name="T8">void</text:span><text:span text:style-name="T10"> </text:span><text:span text:style-name="T8">floydWarshell (int</text:span><text:span text:style-name="T10"> </text:span><text:span text:style-name="T8">graph[][V])</text:span></text:p>
      <text:p text:style-name="P3"><text:span text:style-name="T8">{</text:span></text:p>
      <text:p text:style-name="P3"><text:soft-page-break/><text:span text:style-name="T8">    /* dist[][] will be the output matrix that will finally have the shortest </text:span></text:p>
      <text:p text:style-name="P3"><text:span text:style-name="T8">      distances between every pair of vertices */</text:span></text:p>
      <text:p text:style-name="P3"><text:span text:style-name="T8">    int</text:span><text:span text:style-name="T10"> </text:span><text:span text:style-name="T8">dist[V][V], i, j, k;</text:span></text:p>
      <text:p text:style-name="P3"><text:span text:style-name="T10"> </text:span></text:p>
      <text:p text:style-name="P3"><text:span text:style-name="T8">    /* Initialize the solution matrix same as input graph matrix. Or </text:span></text:p>
      <text:p text:style-name="P3"><text:span text:style-name="T8">       we can say the initial values of shortest distances are based</text:span></text:p>
      <text:p text:style-name="P3"><text:span text:style-name="T8">       on shortest paths considering no intermediate vertex. */</text:span></text:p>
      <text:p text:style-name="P3"><text:span text:style-name="T8">    for</text:span><text:span text:style-name="T10"> </text:span><text:span text:style-name="T8">(i = 0; i &lt; V; i++)</text:span></text:p>
      <text:p text:style-name="P3"><text:span text:style-name="T8">        for</text:span><text:span text:style-name="T10"> </text:span><text:span text:style-name="T8">(j = 0; j &lt; V; j++)</text:span></text:p>
      <text:p text:style-name="P3"><text:span text:style-name="T8">            dist[i][j] = graph[i][j];</text:span></text:p>
      <text:p text:style-name="P3"><text:span text:style-name="T10"> </text:span></text:p>
      <text:p text:style-name="P3"><text:span text:style-name="T8">    /* Add all vertices one by one to the set of intermediate vertices.</text:span></text:p>
      <text:p text:style-name="P3"><text:span text:style-name="T8">      ---&gt; Before start of a iteration, we have shortest distances between all</text:span></text:p>
      <text:p text:style-name="P3"><text:span text:style-name="T8">      pairs of vertices such that the shortest distances consider only the</text:span></text:p>
      <text:p text:style-name="P3"><text:span text:style-name="T8">      vertices in set {0, 1, 2, .. k-1} as intermediate vertices.</text:span></text:p>
      <text:p text:style-name="P3"><text:span text:style-name="T8">      ----&gt; After the end of a iteration, vertex no. k is added to the set of</text:span></text:p>
      <text:p text:style-name="P3"><text:span text:style-name="T8">      intermediate vertices and the set becomes {0, 1, 2, .. k} */</text:span></text:p>
      <text:p text:style-name="P3"><text:span text:style-name="T8">    for</text:span><text:span text:style-name="T10"> </text:span><text:span text:style-name="T8">(k = 0; k &lt; V; k++)</text:span></text:p>
      <text:p text:style-name="P3"><text:span text:style-name="T8">    {</text:span></text:p>
      <text:p text:style-name="P3"><text:span text:style-name="T8">        // Pick all vertices as source one by one</text:span></text:p>
      <text:p text:style-name="P3"><text:span text:style-name="T8">        for</text:span><text:span text:style-name="T10"> </text:span><text:span text:style-name="T8">(i = 0; i &lt; V; i++)</text:span></text:p>
      <text:p text:style-name="P3"><text:span text:style-name="T8">        {</text:span></text:p>
      <text:p text:style-name="P3"><text:span text:style-name="T8">            // Pick all vertices as destination for the</text:span></text:p>
      <text:p text:style-name="P3"><text:span text:style-name="T8">            // above picked source</text:span></text:p>
      <text:p text:style-name="P3"><text:span text:style-name="T8">            for</text:span><text:span text:style-name="T10"> </text:span><text:span text:style-name="T8">(j = 0; j &lt; V; j++)</text:span></text:p>
      <text:p text:style-name="P3"><text:span text:style-name="T8">            {</text:span></text:p>
      <text:p text:style-name="P3"><text:span text:style-name="T8">                // If vertex k is on the shortest path from</text:span></text:p>
      <text:p text:style-name="P3"><text:span text:style-name="T8">                // i to j, then update the value of dist[i][j]</text:span></text:p>
      <text:p text:style-name="P3"><text:span text:style-name="T8">                if</text:span><text:span text:style-name="T10"> </text:span><text:span text:style-name="T8">(dist[i][k] + dist[k][j] &lt; dist[i][j])</text:span></text:p>
      <text:p text:style-name="P3"><text:span text:style-name="T8">                    dist[i][j] = dist[i][k] + dist[k][j];</text:span></text:p>
      <text:p text:style-name="P3"><text:span text:style-name="T8">            }</text:span></text:p>
      <text:p text:style-name="P3"><text:span text:style-name="T8">        }</text:span></text:p>
      <text:p text:style-name="P3"><text:span text:style-name="T8">    }</text:span></text:p>
      <text:p text:style-name="P3"><text:span text:style-name="T10"> </text:span></text:p>
      <text:p text:style-name="P3"><text:span text:style-name="T8">    // Print the shortest distance matrix</text:span></text:p>
      <text:p text:style-name="P3"><text:span text:style-name="T8">    printSolution(dist);</text:span></text:p>
      <text:p text:style-name="P3"><text:span text:style-name="T8">}</text:span></text:p>
      <text:p text:style-name="Standard"/>
      <text:h text:style-name="Heading_20_2" text:outline-level="2"><text:bookmark-start text:name="__RefHeading__3795_860660071"/>Binary Search Tree<text:bookmark-end text:name="__RefHeading__3795_860660071"/></text:h>
      <text:p text:style-name="Standard"/>
      <text:p text:style-name="P3"><text:span text:style-name="T8">/* A Dynamic Programming based function that calculates minimum cost of</text:span></text:p>
      <text:p text:style-name="P3"><text:span text:style-name="T8">   a Binary Search Tree. */</text:span></text:p>
      <text:p text:style-name="P3"><text:span text:style-name="T8">int</text:span><text:span text:style-name="T10"> </text:span><text:span text:style-name="T8">optimalSearchTree(int</text:span><text:span text:style-name="T10"> </text:span><text:span text:style-name="T8">keys[], int</text:span><text:span text:style-name="T10"> </text:span><text:span text:style-name="T8">freq[], int</text:span><text:span text:style-name="T10"> </text:span><text:span text:style-name="T8">n)</text:span></text:p>
      <text:p text:style-name="P3"><text:span text:style-name="T8">{</text:span></text:p>
      <text:p text:style-name="P3"><text:span text:style-name="T8">    /* Create an auxiliary 2D matrix to store results of subproblems */</text:span></text:p>
      <text:p text:style-name="P3"><text:span text:style-name="T8">    int</text:span><text:span text:style-name="T10"> </text:span><text:span text:style-name="T8">cost[n][n];</text:span></text:p>
      <text:p text:style-name="P3"><text:span text:style-name="T10"> </text:span></text:p>
      <text:p text:style-name="P3"><text:span text:style-name="T8">    /* cost[i][j] = Optimal cost of binary search tree that can be</text:span></text:p>
      <text:p text:style-name="P3"><text:span text:style-name="T8">       formed from keys[i] to keys[j].</text:span></text:p>
      <text:p text:style-name="P3"><text:span text:style-name="T8">       cost[0][n-1] will store the resultant cost */</text:span></text:p>
      <text:p text:style-name="P3"><text:span text:style-name="T10"> </text:span></text:p>
      <text:p text:style-name="P3"><text:span text:style-name="T8">    // For a single key, cost is equal to frequency of the key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i = 0; i &lt; n; i++)</text:span></text:p>
      <text:p text:style-name="P3"><text:soft-page-break/><text:span text:style-name="T8">        cost[i][i] = freq[i];</text:span></text:p>
      <text:p text:style-name="P3"><text:span text:style-name="T10"> </text:span></text:p>
      <text:p text:style-name="P3"><text:span text:style-name="T8">    // Now we need to consider chains of length 2, 3, ... .</text:span></text:p>
      <text:p text:style-name="P3"><text:span text:style-name="T8">    // L is chain length.</text:span></text:p>
      <text:p text:style-name="P3"><text:span text:style-name="T8">    for</text:span><text:span text:style-name="T10"> </text:span><text:span text:style-name="T8">(int</text:span><text:span text:style-name="T10"> </text:span><text:span text:style-name="T8">L=2; L&lt;=n; L++)</text:span></text:p>
      <text:p text:style-name="P3"><text:span text:style-name="T8">    {</text:span></text:p>
      <text:p text:style-name="P3"><text:span text:style-name="T8">        // i is row number in cost[][]</text:span></text:p>
      <text:p text:style-name="P3"><text:span text:style-name="T8">        for</text:span><text:span text:style-name="T10"> </text:span><text:span text:style-name="T8">(int</text:span><text:span text:style-name="T10"> </text:span><text:span text:style-name="T8">i=0; i&lt;=n-L+1; i++)</text:span></text:p>
      <text:p text:style-name="P3"><text:span text:style-name="T8">        {</text:span></text:p>
      <text:p text:style-name="P3"><text:span text:style-name="T8">            // Get column number j from row number i and chain length L</text:span></text:p>
      <text:p text:style-name="P3"><text:span text:style-name="T8">            int</text:span><text:span text:style-name="T10"> </text:span><text:span text:style-name="T8">j = i+L-1;</text:span></text:p>
      <text:p text:style-name="P3"><text:span text:style-name="T8">            cost[i][j] = INT_MAX;</text:span></text:p>
      <text:p text:style-name="P3"><text:span text:style-name="T10"> </text:span></text:p>
      <text:p text:style-name="P3"><text:span text:style-name="T8">            // Try making all keys in interval keys[i..j] as root</text:span></text:p>
      <text:p text:style-name="P3"><text:span text:style-name="T8">            for</text:span><text:span text:style-name="T10"> </text:span><text:span text:style-name="T8">(int</text:span><text:span text:style-name="T10"> </text:span><text:span text:style-name="T8">r=i; r&lt;=j; r++)</text:span></text:p>
      <text:p text:style-name="P3"><text:span text:style-name="T8">            {</text:span></text:p>
      <text:p text:style-name="P3"><text:span text:style-name="T8">               // c = cost when keys[r] becomes root of this subtree</text:span></text:p>
      <text:p text:style-name="P3"><text:span text:style-name="T8">               int</text:span><text:span text:style-name="T10"> </text:span><text:span text:style-name="T8">c = ((r &gt; i)? cost[i][r-1]:0) + </text:span><text:bookmark text:name="_GoBack"/></text:p>
      <text:p text:style-name="P3"><text:span text:style-name="T8">                       ((r &lt; j)? cost[r+1][j]:0) + </text:span></text:p>
      <text:p text:style-name="P3"><text:span text:style-name="T8">                       sum(freq, i, j);</text:span></text:p>
      <text:p text:style-name="P3"><text:span text:style-name="T8">               if</text:span><text:span text:style-name="T10"> </text:span><text:span text:style-name="T8">(c &lt; cost[i][j])</text:span></text:p>
      <text:p text:style-name="P3"><text:span text:style-name="T8">                  cost[i][j] = c;</text:span></text:p>
      <text:p text:style-name="P3"><text:span text:style-name="T8">            }</text:span></text:p>
      <text:p text:style-name="P3"><text:span text:style-name="T8">        }</text:span></text:p>
      <text:p text:style-name="P3"><text:span text:style-name="T8">    }</text:span></text:p>
      <text:p text:style-name="P3"><text:span text:style-name="T8">    return</text:span><text:span text:style-name="T10"> </text:span><text:span text:style-name="T8">cost[0][n-1];</text:span></text:p>
      <text:p text:style-name="P3"><text:span text:style-name="T8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Contents_20_Heading" style:display-name="Contents Heading" style:family="paragraph" style:parent-style-name="Heading_20_1" style:default-outline-level="" style:class="index">
      <style:text-properties style:language-asian="ja" style:country-asian="JP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orphans="2" fo:widows="2" style:writing-mode="lr-tb"/>
      <style:text-properties style:language-asian="ja" style:country-asian="JP" style:font-name-complex="F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o_20_Spacing_20_Char" style:display-name="No Spacing Char" style:family="text" style:parent-style-name="Default_20_Paragraph_20_Font">
      <style:text-properties style:language-asian="ja" style:country-asian="JP" style:font-name-complex="F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1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CPC Cheat Sheet</dc:title>
    <dc:subject>By Zack Ritter</dc:subject>
    <meta:initial-creator>library</meta:initial-creator>
    <dc:creator>michael </dc:creator>
    <meta:editing-cycles>23</meta:editing-cycles>
    <meta:creation-date>2013-10-30T18:23:00</meta:creation-date>
    <dc:date>2013-11-01T21:49:13.976564576</dc:date>
    <meta:editing-duration>PT34S</meta:editing-duration>
    <meta:generator>LibreOffice/4.1.2.3$Linux_X86_64 LibreOffice_project/410m0$Build-3</meta:generator>
    <meta:document-statistic meta:table-count="2" meta:image-count="0" meta:object-count="0" meta:page-count="27" meta:paragraph-count="1246" meta:word-count="5542" meta:character-count="36320" meta:non-whitespace-character-count="26843"/>
    <meta:user-defined meta:name="AppVersion">14.0000</meta:user-defined>
    <meta:user-defined meta:name="Company">Zack Rit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